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_1" style:family="text">
      <style:text-properties fo:font-size="36pt" style:font-size-asian="36pt" style:font-size-complex="36pt" fo:font-weight="bold" style:font-weight-asian="bold" style:font-weight-complex="bold"/>
    </style:style>
    <style:style style:name="T1_2" style:family="text">
      <style:text-properties fo:font-size="36pt" style:font-size-asian="36pt" style:font-size-complex="36pt" fo:font-weight="bold" style:font-weight-asian="bold" style:font-weight-complex="bold"/>
    </style:style>
    <style:style style:name="T1_3" style:family="text">
      <style:text-properties fo:font-size="36pt" style:font-size-asian="36pt" style:font-size-complex="36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style:writing-mode="lr-tb"/>
    </style:style>
    <style:style style:name="T2_1" style:family="text">
      <style:text-properties fo:font-size="36pt" style:font-size-asian="36pt" style:font-size-complex="36pt" fo:font-weight="bold" style:font-weight-asian="bold" style:font-weight-complex="bold"/>
    </style:style>
    <style:style style:name="T2_2" style:family="text">
      <style:text-properties fo:font-size="36pt" style:font-size-asian="36pt" style:font-size-complex="36pt" fo:font-weight="bold" style:font-weight-asian="bold" style:font-weight-complex="bold"/>
    </style:style>
    <style:style style:name="T2_3" style:family="text">
      <style:text-properties fo:font-size="36pt" style:font-size-asian="36pt" style:font-size-complex="36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style:writing-mode="lr-tb"/>
    </style:style>
    <style:style style:name="T3_1" style:family="text">
      <style:text-properties fo:font-size="36pt" style:font-size-asian="36pt" style:font-size-complex="36pt" fo:font-weight="bold" style:font-weight-asian="bold" style:font-weight-complex="bold"/>
    </style:style>
    <style:style style:name="T3_2" style:family="text">
      <style:text-properties fo:font-size="36pt" style:font-size-asian="36pt" style:font-size-complex="36pt"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style:writing-mode="lr-tb"/>
    </style:style>
    <style:style style:name="T4_1" style:family="text">
      <style:text-properties fo:font-size="24pt" style:font-size-asian="24pt" style:font-size-complex="24pt"/>
    </style:style>
    <style:style style:name="T4_2" style:family="text">
      <style:text-properties fo:font-size="24pt" style:font-size-asian="24pt" style:font-size-complex="24pt"/>
    </style:style>
    <style:style style:name="P5" style:family="paragraph" style:parent-style-name="Standard">
      <style:paragraph-properties fo:text-align="center" fo:break-before="auto" style:writing-mode="lr-tb"/>
    </style:style>
    <style:style style:name="T5_1" style:family="text">
      <style:text-properties fo:font-size="14pt" style:font-size-asian="14pt" style:font-size-complex="14pt"/>
    </style:style>
    <style:style style:name="T5_2" style:family="text">
      <style:text-properties fo:font-size="14pt" style:font-size-asian="14pt" style:font-size-complex="14pt"/>
    </style:style>
    <style:style style:name="T5_3" style:family="text">
      <style:text-properties fo:font-size="14pt" style:font-size-asian="14pt" style:font-size-complex="14pt"/>
    </style:style>
    <style:style style:name="T5_4" style:family="text">
      <style:text-properties fo:font-size="14pt" style:font-size-asian="14pt" style:font-size-complex="14pt"/>
    </style:style>
    <style:style style:name="T5_5" style:family="text">
      <style:text-properties fo:font-size="14pt" style:font-size-asian="14pt" style:font-size-complex="14pt"/>
    </style:style>
    <style:style style:name="P6" style:family="paragraph" style:parent-style-name="Standard">
      <style:paragraph-properties fo:break-before="auto" style:writing-mode="lr-tb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fo:break-before="auto" style:writing-mode="lr-tb"/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T7_4" style:family="text">
      <style:text-properties fo:font-size="12pt" style:font-size-asian="12pt" style:font-size-complex="12pt"/>
    </style:style>
    <style:style style:name="T7_5" style:family="text">
      <style:text-properties fo:font-size="12pt" style:font-size-asian="12pt" style:font-size-complex="12pt"/>
    </style:style>
    <style:style style:name="T7_6" style:family="text">
      <style:text-properties fo:font-size="12pt" style:font-size-asian="12pt" style:font-size-complex="12pt"/>
    </style:style>
    <style:style style:name="T7_7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text-align="center" fo:break-before="auto" style:writing-mode="lr-tb"/>
    </style:style>
    <style:style style:name="T8_1" style:family="text">
      <style:text-properties fo:font-size="12pt" style:font-size-asian="12pt" style:font-size-complex="12pt"/>
    </style:style>
    <style:style style:name="T8_2" style:family="text">
      <style:text-properties fo:font-size="12pt" style:font-size-asian="12pt" style:font-size-complex="12pt"/>
    </style:style>
    <style:style style:name="T8_3" style:family="text">
      <style:text-properties fo:font-size="12pt" style:font-size-asian="12pt" style:font-size-complex="12pt"/>
    </style:style>
    <style:style style:name="T8_4" style:family="text">
      <style:text-properties fo:font-size="12pt" style:font-size-asian="12pt" style:font-size-complex="12pt"/>
    </style:style>
    <style:style style:name="T8_5" style:family="text">
      <style:text-properties fo:font-size="12pt" style:font-size-asian="12pt" style:font-size-complex="12pt"/>
    </style:style>
    <style:style style:name="T8_6" style:family="text">
      <style:text-properties fo:font-size="12pt" style:font-size-asian="12pt" style:font-size-complex="12pt"/>
    </style:style>
    <style:style style:name="T8_7" style:family="text">
      <style:text-properties fo:font-size="12pt" style:font-size-asian="12pt" style:font-size-complex="12pt"/>
    </style:style>
    <style:style style:name="P9" style:family="paragraph" style:parent-style-name="Standard">
      <style:paragraph-properties fo:text-align="center" fo:break-before="auto" style:writing-mode="lr-tb"/>
    </style:style>
    <style:style style:name="T9_1" style:family="text">
      <style:text-properties fo:font-size="12pt" style:font-size-asian="12pt" style:font-size-complex="12pt"/>
    </style:style>
    <style:style style:name="T9_2" style:family="text">
      <style:text-properties fo:font-size="12pt" style:font-size-asian="12pt" style:font-size-complex="12pt"/>
    </style:style>
    <style:style style:name="T9_3" style:family="text">
      <style:text-properties fo:font-size="12pt" style:font-size-asian="12pt" style:font-size-complex="12pt"/>
    </style:style>
    <style:style style:name="T9_4" style:family="text">
      <style:text-properties fo:font-size="12pt" style:font-size-asian="12pt" style:font-size-complex="12pt"/>
    </style:style>
    <style:style style:name="T9_5" style:family="text">
      <style:text-properties fo:font-size="12pt" style:font-size-asian="12pt" style:font-size-complex="12pt"/>
    </style:style>
    <style:style style:name="T9_6" style:family="text">
      <style:text-properties fo:font-size="12pt" style:font-size-asian="12pt" style:font-size-complex="12pt"/>
    </style:style>
    <style:style style:name="T9_7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text-align="center" fo:break-before="auto" style:writing-mode="lr-tb"/>
    </style:style>
    <style:style style:name="T10_1" style:family="text">
      <style:text-properties fo:font-size="12pt" style:font-size-asian="12pt" style:font-size-complex="12pt"/>
    </style:style>
    <style:style style:name="T10_2" style:family="text">
      <style:text-properties fo:font-size="12pt" style:font-size-asian="12pt" style:font-size-complex="12pt"/>
    </style:style>
    <style:style style:name="T10_3" style:family="text">
      <style:text-properties fo:font-size="12pt" style:font-size-asian="12pt" style:font-size-complex="12pt"/>
    </style:style>
    <style:style style:name="T10_4" style:family="text">
      <style:text-properties fo:font-size="12pt" style:font-size-asian="12pt" style:font-size-complex="12pt"/>
    </style:style>
    <style:style style:name="T10_5" style:family="text">
      <style:text-properties fo:font-size="12pt" style:font-size-asian="12pt" style:font-size-complex="12pt"/>
    </style:style>
    <style:style style:name="T10_6" style:family="text">
      <style:text-properties fo:font-size="12pt" style:font-size-asian="12pt" style:font-size-complex="12pt"/>
    </style:style>
    <style:style style:name="T10_7" style:family="text">
      <style:text-properties fo:font-size="12pt" style:font-size-asian="12pt" style:font-size-complex="12pt"/>
    </style:style>
    <style:style style:name="P11" style:family="paragraph" style:parent-style-name="Standard">
      <style:paragraph-properties fo:text-align="center" fo:break-before="auto" style:writing-mode="lr-tb"/>
    </style:style>
    <style:style style:name="T11_1" style:family="text">
      <style:text-properties fo:font-size="12pt" style:font-size-asian="12pt" style:font-size-complex="12pt"/>
    </style:style>
    <style:style style:name="T11_2" style:family="text">
      <style:text-properties fo:font-size="12pt" style:font-size-asian="12pt" style:font-size-complex="12pt"/>
    </style:style>
    <style:style style:name="T11_3" style:family="text">
      <style:text-properties fo:font-size="12pt" style:font-size-asian="12pt" style:font-size-complex="12pt"/>
    </style:style>
    <style:style style:name="T11_4" style:family="text">
      <style:text-properties fo:font-size="12pt" style:font-size-asian="12pt" style:font-size-complex="12pt"/>
    </style:style>
    <style:style style:name="T11_5" style:family="text">
      <style:text-properties fo:font-size="12pt" style:font-size-asian="12pt" style:font-size-complex="12pt"/>
    </style:style>
    <style:style style:name="T11_6" style:family="text">
      <style:text-properties fo:font-size="12pt" style:font-size-asian="12pt" style:font-size-complex="12pt"/>
    </style:style>
    <style:style style:name="T11_7" style:family="text">
      <style:text-properties fo:font-size="12pt" style:font-size-asian="12pt" style:font-size-complex="12pt"/>
    </style:style>
    <style:style style:name="P12" style:family="paragraph" style:parent-style-name="Standard">
      <style:paragraph-properties fo:text-align="center" fo:break-before="auto" style:writing-mode="lr-tb"/>
    </style:style>
    <style:style style:name="T12_1" style:family="text">
      <style:text-properties fo:font-size="12pt" style:font-size-asian="12pt" style:font-size-complex="12pt"/>
    </style:style>
    <style:style style:name="T12_2" style:family="text">
      <style:text-properties fo:font-size="12pt" style:font-size-asian="12pt" style:font-size-complex="12pt"/>
    </style:style>
    <style:style style:name="T12_3" style:family="text">
      <style:text-properties fo:font-size="12pt" style:font-size-asian="12pt" style:font-size-complex="12pt"/>
    </style:style>
    <style:style style:name="T12_4" style:family="text">
      <style:text-properties fo:font-size="12pt" style:font-size-asian="12pt" style:font-size-complex="12pt"/>
    </style:style>
    <style:style style:name="T12_5" style:family="text">
      <style:text-properties fo:font-size="12pt" style:font-size-asian="12pt" style:font-size-complex="12pt"/>
    </style:style>
    <style:style style:name="T12_6" style:family="text">
      <style:text-properties fo:font-size="12pt" style:font-size-asian="12pt" style:font-size-complex="12pt"/>
    </style:style>
    <style:style style:name="T12_7" style:family="text">
      <style:text-properties fo:font-size="12pt" style:font-size-asian="12pt" style:font-size-complex="12pt"/>
    </style:style>
    <style:style style:name="T12_8" style:family="text">
      <style:text-properties fo:font-size="12pt" style:font-size-asian="12pt" style:font-size-complex="12pt"/>
    </style:style>
    <style:style style:name="P13" style:family="paragraph" style:parent-style-name="Standard">
      <style:paragraph-properties fo:break-before="auto" style:writing-mode="lr-tb"/>
    </style:style>
    <style:style style:name="P14" style:family="paragraph" style:parent-style-name="Standard">
      <style:paragraph-properties fo:text-align="center" fo:break-before="page" style:writing-mode="lr-tb"/>
    </style:style>
    <style:style style:name="T14_1" style:family="text">
      <style:text-properties fo:font-weight="bold" style:font-weight-asian="bold" style:font-weight-complex="bold"/>
    </style:style>
    <style:style style:name="T14_2" style:family="text">
      <style:text-properties fo:font-weight="bold" style:font-weight-asian="bold" style:font-weight-complex="bold"/>
    </style:style>
    <style:style style:name="T14_3" style:family="text">
      <style:text-properties fo:font-weight="bold" style:font-weight-asian="bold" style:font-weight-complex="bold"/>
    </style:style>
    <style:style style:name="T14_4" style:family="text">
      <style:text-properties fo:font-weight="bold" style:font-weight-asian="bold" style:font-weight-complex="bold"/>
    </style:style>
    <style:style style:name="T14_5" style:family="text">
      <style:text-properties fo:font-weight="bold" style:font-weight-asian="bold" style:font-weight-complex="bold"/>
    </style:style>
    <style:style style:name="T14_6" style:family="text">
      <style:text-properties fo:font-weight="bold" style:font-weight-asian="bold" style:font-weight-complex="bold"/>
    </style:style>
    <style:style style:name="T14_7" style:family="text"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_1" style:family="text">
      <style:text-properties fo:font-style="italic" style:font-style-asian="italic" style:font-style-complex="italic"/>
    </style:style>
    <style:style style:name="T15_2" style:family="text">
      <style:text-properties fo:font-style="italic" style:font-style-asian="italic" style:font-style-complex="italic"/>
    </style:style>
    <style:style style:name="T15_3" style:family="text">
      <style:text-properties fo:font-style="italic" style:font-style-asian="italic" style:font-style-complex="italic"/>
    </style:style>
    <style:style style:name="T15_4" style:family="text">
      <style:text-properties fo:font-style="italic" style:font-style-asian="italic" style:font-style-complex="italic"/>
    </style:style>
    <style:style style:name="T15_5" style:family="text">
      <style:text-properties fo:font-style="italic" style:font-style-asian="italic" style:font-style-complex="italic"/>
    </style:style>
    <style:style style:name="T15_6" style:family="text">
      <style:text-properties fo:font-style="italic" style:font-style-asian="italic" style:font-style-complex="italic"/>
    </style:style>
    <style:style style:name="T15_7" style:family="text">
      <style:text-properties fo:font-style="italic" style:font-style-asian="italic" style:font-style-complex="italic"/>
    </style:style>
    <style:style style:name="T15_8" style:family="text">
      <style:text-properties fo:font-style="italic" style:font-style-asian="italic" style:font-style-complex="italic"/>
    </style:style>
    <style:style style:name="T15_9" style:family="text">
      <style:text-properties fo:font-style="italic" style:font-style-asian="italic" style:font-style-complex="italic"/>
    </style:style>
    <style:style style:name="T15_10" style:family="text">
      <style:text-properties fo:font-style="italic" style:font-style-asian="italic" style:font-style-complex="italic"/>
    </style:style>
    <style:style style:name="T15_11" style:family="text">
      <style:text-properties fo:font-style="italic" style:font-style-asian="italic" style:font-style-complex="italic"/>
    </style:style>
    <style:style style:name="T15_12" style:family="text">
      <style:text-properties fo:font-style="italic" style:font-style-asian="italic" style:font-style-complex="italic"/>
    </style:style>
    <style:style style:name="T15_13" style:family="text">
      <style:text-properties fo:font-style="italic" style:font-style-asian="italic" style:font-style-complex="italic"/>
    </style:style>
    <style:style style:name="T15_14" style:family="text">
      <style:text-properties fo:font-style="italic" style:font-style-asian="italic" style:font-style-complex="italic"/>
    </style:style>
    <style:style style:name="T15_15" style:family="text">
      <style:text-properties fo:font-style="italic" style:font-style-asian="italic" style:font-style-complex="italic"/>
    </style:style>
    <style:style style:name="T15_16" style:family="text">
      <style:text-properties fo:font-style="italic" style:font-style-asian="italic" style:font-style-complex="italic"/>
    </style:style>
    <style:style style:name="T15_17" style:family="text">
      <style:text-properties fo:font-style="italic" style:font-style-asian="italic" style:font-style-complex="italic"/>
    </style:style>
    <style:style style:name="T15_18" style:family="text">
      <style:text-properties fo:font-style="italic" style:font-style-asian="italic" style:font-style-complex="italic"/>
    </style:style>
    <style:style style:name="T15_19" style:family="text">
      <style:text-properties fo:font-style="italic" style:font-style-asian="italic" style:font-style-complex="italic"/>
    </style:style>
    <style:style style:name="T15_20" style:family="text">
      <style:text-properties fo:font-style="italic" style:font-style-asian="italic" style:font-style-complex="italic"/>
    </style:style>
    <style:style style:name="T15_21" style:family="text">
      <style:text-properties fo:font-style="italic" style:font-style-asian="italic" style:font-style-complex="italic"/>
    </style:style>
    <style:style style:name="T15_22" style:family="text">
      <style:text-properties fo:font-style="italic" style:font-style-asian="italic" style:font-style-complex="italic"/>
    </style:style>
    <style:style style:name="T15_23" style:family="text">
      <style:text-properties fo:font-style="italic" style:font-style-asian="italic" style:font-style-complex="italic"/>
    </style:style>
    <style:style style:name="T15_24" style:family="text">
      <style:text-properties fo:font-style="italic" style:font-style-asian="italic" style:font-style-complex="italic"/>
    </style:style>
    <style:style style:name="T15_25" style:family="text">
      <style:text-properties fo:font-style="italic" style:font-style-asian="italic" style:font-style-complex="italic"/>
    </style:style>
    <style:style style:name="T15_26" style:family="text">
      <style:text-properties fo:font-style="italic" style:font-style-asian="italic" style:font-style-complex="italic"/>
    </style:style>
    <style:style style:name="T15_27" style:family="text">
      <style:text-properties fo:font-style="italic" style:font-style-asian="italic" style:font-style-complex="italic"/>
    </style:style>
    <style:style style:name="T15_28" style:family="text">
      <style:text-properties fo:font-style="italic" style:font-style-asian="italic" style:font-style-complex="italic"/>
    </style:style>
    <style:style style:name="T15_29" style:family="text">
      <style:text-properties fo:font-style="italic" style:font-style-asian="italic" style:font-style-complex="italic"/>
    </style:style>
    <style:style style:name="T15_30" style:family="text">
      <style:text-properties fo:font-style="italic" style:font-style-asian="italic" style:font-style-complex="italic"/>
    </style:style>
    <style:style style:name="T15_31" style:family="text">
      <style:text-properties fo:font-style="italic" style:font-style-asian="italic" style:font-style-complex="italic"/>
    </style:style>
    <style:style style:name="T15_32" style:family="text">
      <style:text-properties fo:font-style="italic" style:font-style-asian="italic" style:font-style-complex="italic"/>
    </style:style>
    <style:style style:name="T15_33" style:family="text">
      <style:text-properties fo:font-style="italic" style:font-style-asian="italic" style:font-style-complex="italic"/>
    </style:style>
    <style:style style:name="T15_34" style:family="text">
      <style:text-properties fo:font-style="italic" style:font-style-asian="italic" style:font-style-complex="italic"/>
    </style:style>
    <style:style style:name="T15_35" style:family="text">
      <style:text-properties fo:font-style="italic" style:font-style-asian="italic" style:font-style-complex="italic"/>
    </style:style>
    <style:style style:name="T15_36" style:family="text">
      <style:text-properties fo:font-style="italic" style:font-style-asian="italic" style:font-style-complex="italic"/>
    </style:style>
    <style:style style:name="T15_37" style:family="text">
      <style:text-properties fo:font-style="italic" style:font-style-asian="italic" style:font-style-complex="italic"/>
    </style:style>
    <style:style style:name="T15_38" style:family="text">
      <style:text-properties fo:font-style="italic" style:font-style-asian="italic" style:font-style-complex="italic"/>
    </style:style>
    <style:style style:name="T15_39" style:family="text">
      <style:text-properties fo:font-style="italic" style:font-style-asian="italic" style:font-style-complex="italic"/>
    </style:style>
    <style:style style:name="T15_40" style:family="text">
      <style:text-properties fo:font-style="italic" style:font-style-asian="italic" style:font-style-complex="italic"/>
    </style:style>
    <style:style style:name="T15_41" style:family="text">
      <style:text-properties fo:font-style="italic" style:font-style-asian="italic" style:font-style-complex="italic"/>
    </style:style>
    <style:style style:name="T15_42" style:family="text">
      <style:text-properties fo:font-style="italic" style:font-style-asian="italic" style:font-style-complex="italic"/>
    </style:style>
    <style:style style:name="T15_43" style:family="text">
      <style:text-properties fo:font-style="italic" style:font-style-asian="italic" style:font-style-complex="italic"/>
    </style:style>
    <style:style style:name="T15_44" style:family="text"/>
    <style:style style:name="T15_45" style:family="text"/>
    <style:style style:name="T15_46" style:family="text"/>
    <style:style style:name="T15_47" style:family="text"/>
    <style:style style:name="P16" style:family="paragraph" style:parent-style-name="Standard">
      <style:paragraph-properties fo:break-before="auto" style:writing-mode="lr-tb"/>
    </style:style>
    <style:style style:name="P17" style:family="paragraph" style:parent-style-name="Standard">
      <style:paragraph-properties fo:break-before="auto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P18" style:family="paragraph" style:parent-style-name="Standard">
      <style:paragraph-properties fo:break-before="auto" style:writing-mode="lr-tb"/>
    </style:style>
    <style:style style:name="P19" style:family="paragraph" style:parent-style-name="Standard">
      <style:paragraph-properties fo:break-before="auto" style:writing-mode="lr-tb"/>
    </style:style>
    <style:style style:name="T19_1" style:family="text">
      <style:text-properties fo:font-weight="bold" style:font-weight-asian="bold" style:font-weight-complex="bold"/>
    </style:style>
    <style:style style:name="T19_2" style:family="text">
      <style:text-properties fo:font-weight="bold" style:font-weight-asian="bold" style:font-weight-complex="bold"/>
    </style:style>
    <style:style style:name="T19_3" style:family="text"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T22_79" style:family="text"/>
    <style:style style:name="T22_80" style:family="text"/>
    <style:style style:name="T22_81" style:family="text"/>
    <style:style style:name="T22_82" style:family="text"/>
    <style:style style:name="T22_83" style:family="text"/>
    <style:style style:name="T22_84" style:family="text"/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>
      <style:text-properties fo:font-weight="bold" style:font-weight-asian="bold" style:font-weight-complex="bold"/>
    </style:style>
    <style:style style:name="P25" style:family="paragraph" style:parent-style-name="Standard">
      <style:paragraph-properties fo:break-before="auto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T25_68" style:family="text"/>
    <style:style style:name="T25_69" style:family="text"/>
    <style:style style:name="T25_70" style:family="text"/>
    <style:style style:name="T25_71" style:family="text"/>
    <style:style style:name="T25_72" style:family="text"/>
    <style:style style:name="T25_73" style:family="text"/>
    <style:style style:name="T25_74" style:family="text"/>
    <style:style style:name="T25_75" style:family="text"/>
    <style:style style:name="T25_76" style:family="text"/>
    <style:style style:name="T25_77" style:family="text"/>
    <style:style style:name="T25_78" style:family="text"/>
    <style:style style:name="T25_79" style:family="text"/>
    <style:style style:name="T25_80" style:family="text"/>
    <style:style style:name="T25_81" style:family="text"/>
    <style:style style:name="T25_82" style:family="text"/>
    <style:style style:name="T25_83" style:family="text"/>
    <style:style style:name="T25_84" style:family="text"/>
    <style:style style:name="T25_85" style:family="text"/>
    <style:style style:name="T25_86" style:family="text"/>
    <style:style style:name="T25_87" style:family="text"/>
    <style:style style:name="T25_88" style:family="text"/>
    <style:style style:name="T25_89" style:family="text"/>
    <style:style style:name="T25_90" style:family="text"/>
    <style:style style:name="T25_91" style:family="text"/>
    <style:style style:name="T25_92" style:family="text"/>
    <style:style style:name="T25_93" style:family="text"/>
    <style:style style:name="T25_94" style:family="text"/>
    <style:style style:name="T25_95" style:family="text"/>
    <style:style style:name="T25_96" style:family="text"/>
    <style:style style:name="T25_97" style:family="text"/>
    <style:style style:name="T25_98" style:family="text"/>
    <style:style style:name="T25_99" style:family="text"/>
    <style:style style:name="T25_100" style:family="text"/>
    <style:style style:name="T25_101" style:family="text"/>
    <style:style style:name="T25_102" style:family="text"/>
    <style:style style:name="T25_103" style:family="text"/>
    <style:style style:name="T25_104" style:family="text"/>
    <style:style style:name="T25_105" style:family="text"/>
    <style:style style:name="T25_106" style:family="text"/>
    <style:style style:name="T25_107" style:family="text"/>
    <style:style style:name="T25_108" style:family="text"/>
    <style:style style:name="T25_109" style:family="text"/>
    <style:style style:name="T25_110" style:family="text"/>
    <style:style style:name="T25_111" style:family="text"/>
    <style:style style:name="T25_112" style:family="text"/>
    <style:style style:name="T25_113" style:family="text"/>
    <style:style style:name="T25_114" style:family="text"/>
    <style:style style:name="T25_115" style:family="text"/>
    <style:style style:name="T25_116" style:family="text"/>
    <style:style style:name="T25_117" style:family="text"/>
    <style:style style:name="T25_118" style:family="text"/>
    <style:style style:name="T25_119" style:family="text"/>
    <style:style style:name="T25_120" style:family="text"/>
    <style:style style:name="T25_121" style:family="text"/>
    <style:style style:name="T25_122" style:family="text"/>
    <style:style style:name="T25_123" style:family="text"/>
    <style:style style:name="T25_124" style:family="text"/>
    <style:style style:name="T25_125" style:family="text"/>
    <style:style style:name="T25_126" style:family="text"/>
    <style:style style:name="T25_127" style:family="text"/>
    <style:style style:name="T25_128" style:family="text"/>
    <style:style style:name="T25_129" style:family="text"/>
    <style:style style:name="T25_130" style:family="text"/>
    <style:style style:name="P26" style:family="paragraph" style:parent-style-name="Standard">
      <style:paragraph-properties fo:break-before="auto" style:writing-mode="lr-tb"/>
    </style:style>
    <style:style style:name="P27" style:family="paragraph" style:parent-style-name="Standard">
      <style:paragraph-properties fo:break-before="auto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T27_77" style:family="text"/>
    <style:style style:name="T27_78" style:family="text"/>
    <style:style style:name="T27_79" style:family="text"/>
    <style:style style:name="T27_80" style:family="text"/>
    <style:style style:name="T27_81" style:family="text"/>
    <style:style style:name="T27_82" style:family="text"/>
    <style:style style:name="T27_83" style:family="text"/>
    <style:style style:name="T27_84" style:family="text"/>
    <style:style style:name="T27_85" style:family="text"/>
    <style:style style:name="T27_86" style:family="text"/>
    <style:style style:name="T27_87" style:family="text"/>
    <style:style style:name="T27_88" style:family="text"/>
    <style:style style:name="T27_89" style:family="text"/>
    <style:style style:name="T27_90" style:family="text"/>
    <style:style style:name="T27_91" style:family="text"/>
    <style:style style:name="T27_92" style:family="text"/>
    <style:style style:name="T27_93" style:family="text"/>
    <style:style style:name="T27_94" style:family="text"/>
    <style:style style:name="T27_95" style:family="text"/>
    <style:style style:name="T27_96" style:family="text"/>
    <style:style style:name="P28" style:family="paragraph" style:parent-style-name="Standard">
      <style:paragraph-properties fo:break-before="auto" style:writing-mode="lr-tb"/>
    </style:style>
    <style:style style:name="P29" style:family="paragraph" style:parent-style-name="Standard">
      <style:paragraph-properties fo:break-before="auto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T29_73" style:family="text"/>
    <style:style style:name="T29_74" style:family="text"/>
    <style:style style:name="T29_75" style:family="text"/>
    <style:style style:name="T29_76" style:family="text"/>
    <style:style style:name="T29_77" style:family="text"/>
    <style:style style:name="T29_78" style:family="text"/>
    <style:style style:name="T29_79" style:family="text"/>
    <style:style style:name="T29_80" style:family="text"/>
    <style:style style:name="T29_81" style:family="text"/>
    <style:style style:name="T29_82" style:family="text"/>
    <style:style style:name="T29_83" style:family="text"/>
    <style:style style:name="T29_84" style:family="text"/>
    <style:style style:name="P30" style:family="paragraph" style:parent-style-name="Standard">
      <style:paragraph-properties fo:break-before="auto" style:writing-mode="lr-tb"/>
    </style:style>
    <style:style style:name="P31" style:family="paragraph" style:parent-style-name="Standard">
      <style:paragraph-properties fo:text-align="center" fo:break-before="auto" style:writing-mode="lr-tb"/>
    </style:style>
    <style:style style:name="T31_1" style:family="text">
      <style:text-properties fo:font-weight="bold" style:font-weight-asian="bold" style:font-weight-complex="bold"/>
    </style:style>
    <style:style style:name="T31_2" style:family="text">
      <style:text-properties fo:font-weight="bold" style:font-weight-asian="bold" style:font-weight-complex="bold"/>
    </style:style>
    <style:style style:name="T31_3" style:family="text">
      <style:text-properties fo:font-weight="bold" style:font-weight-asian="bold" style:font-weight-complex="bold"/>
    </style:style>
    <style:style style:name="T31_4" style:family="text">
      <style:text-properties fo:font-weight="bold" style:font-weight-asian="bold" style:font-weight-complex="bold"/>
    </style:style>
    <style:style style:name="T31_5" style:family="text">
      <style:text-properties fo:font-weight="bold" style:font-weight-asian="bold" style:font-weight-complex="bold"/>
    </style:style>
    <style:style style:name="T31_6" style:family="text">
      <style:text-properties fo:font-weight="bold" style:font-weight-asian="bold" style:font-weight-complex="bold"/>
    </style:style>
    <style:style style:name="T31_7" style:family="text">
      <style:text-properties fo:font-weight="bold" style:font-weight-asian="bold" style:font-weight-complex="bold"/>
    </style:style>
    <style:style style:name="T31_8" style:family="text">
      <style:text-properties fo:font-weight="bold" style:font-weight-asian="bold" style:font-weight-complex="bold"/>
    </style:style>
    <style:style style:name="T31_9" style:family="text">
      <style:text-properties fo:font-weight="bold" style:font-weight-asian="bold" style:font-weight-complex="bold"/>
    </style:style>
    <style:style style:name="T31_10" style:family="text">
      <style:text-properties fo:font-weight="bold" style:font-weight-asian="bold" style:font-weight-complex="bold"/>
    </style:style>
    <style:style style:name="T31_11" style:family="text">
      <style:text-properties fo:font-weight="bold" style:font-weight-asian="bold" style:font-weight-complex="bold"/>
    </style:style>
    <style:style style:name="T31_12" style:family="text">
      <style:text-properties fo:font-weight="bold" style:font-weight-asian="bold" style:font-weight-complex="bold"/>
    </style:style>
    <style:style style:name="T31_13" style:family="text">
      <style:text-properties fo:font-weight="bold" style:font-weight-asian="bold" style:font-weight-complex="bold"/>
    </style:style>
    <style:style style:name="T31_14" style:family="text">
      <style:text-properties fo:font-weight="bold" style:font-weight-asian="bold" style:font-weight-complex="bold"/>
    </style:style>
    <style:style style:name="T31_15" style:family="text">
      <style:text-properties fo:font-weight="bold" style:font-weight-asian="bold" style:font-weight-complex="bold"/>
    </style:style>
    <style:style style:name="T31_16" style:family="text">
      <style:text-properties fo:font-weight="bold" style:font-weight-asian="bold" style:font-weight-complex="bold"/>
    </style:style>
    <style:style style:name="T31_17" style:family="text">
      <style:text-properties fo:font-weight="bold" style:font-weight-asian="bold" style:font-weight-complex="bold"/>
    </style:style>
    <style:style style:name="T31_18" style:family="text">
      <style:text-properties fo:font-weight="bold" style:font-weight-asian="bold" style:font-weight-complex="bold"/>
    </style:style>
    <style:style style:name="T31_19" style:family="text">
      <style:text-properties fo:font-weight="bold" style:font-weight-asian="bold" style:font-weight-complex="bold"/>
    </style:style>
    <style:style style:name="P32" style:family="paragraph" style:parent-style-name="Standard">
      <style:paragraph-properties fo:break-before="auto" style:writing-mode="lr-tb"/>
    </style:style>
    <style:style style:name="T32_1" style:family="text">
      <style:text-properties fo:font-weight="bold" style:font-weight-asian="bold" style:font-weight-complex="bold"/>
    </style:style>
    <style:style style:name="T32_2" style:family="text">
      <style:text-properties fo:font-weight="bold" style:font-weight-asian="bold" style:font-weight-complex="bold"/>
    </style:style>
    <style:style style:name="T32_3" style:family="text">
      <style:text-properties fo:font-weight="bold" style:font-weight-asian="bold" style:font-weight-complex="bold"/>
    </style:style>
    <style:style style:name="P33" style:family="paragraph" style:parent-style-name="Standard">
      <style:paragraph-properties fo:break-before="auto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P34" style:family="paragraph" style:parent-style-name="Standard">
      <style:paragraph-properties fo:break-before="auto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P35" style:family="paragraph" style:parent-style-name="Standard">
      <style:paragraph-properties fo:break-before="auto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P36" style:family="paragraph" style:parent-style-name="Standard">
      <style:paragraph-properties fo:break-before="auto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P37" style:family="paragraph" style:parent-style-name="Standard">
      <style:paragraph-properties fo:break-before="auto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P38" style:family="paragraph" style:parent-style-name="Standard">
      <style:paragraph-properties fo:break-before="auto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P39" style:family="paragraph" style:parent-style-name="Standard">
      <style:paragraph-properties fo:break-before="auto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P40" style:family="paragraph" style:parent-style-name="Standard">
      <style:paragraph-properties fo:break-before="auto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P41" style:family="paragraph" style:parent-style-name="Standard">
      <style:paragraph-properties fo:break-before="auto" fo:margin-top="0cm" fo:margin-bottom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P42" style:family="paragraph" style:parent-style-name="Standard">
      <style:paragraph-properties fo:break-before="auto" style:writing-mode="lr-tb"/>
    </style:style>
    <style:style style:name="P43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44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45" style:family="paragraph" style:parent-style-name="Standard">
      <style:paragraph-properties fo:break-before="auto" style:writing-mode="lr-tb"/>
    </style:style>
    <style:style style:name="T45_1" style:family="text">
      <style:text-properties fo:font-weight="bold" style:font-weight-asian="bold" style:font-weight-complex="bold"/>
    </style:style>
    <style:style style:name="T45_2" style:family="text">
      <style:text-properties fo:font-weight="bold" style:font-weight-asian="bold" style:font-weight-complex="bold"/>
    </style:style>
    <style:style style:name="T45_3" style:family="text">
      <style:text-properties fo:font-weight="bold" style:font-weight-asian="bold" style:font-weight-complex="bold"/>
    </style:style>
    <style:style style:name="T45_4" style:family="text">
      <style:text-properties fo:font-weight="bold" style:font-weight-asian="bold" style:font-weight-complex="bold"/>
    </style:style>
    <style:style style:name="T45_5" style:family="text">
      <style:text-properties fo:font-weight="bold" style:font-weight-asian="bold" style:font-weight-complex="bold"/>
    </style:style>
    <style:style style:name="P46" style:family="paragraph" style:parent-style-name="Standard">
      <style:paragraph-properties fo:break-before="auto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P47" style:family="paragraph" style:parent-style-name="Standard">
      <style:paragraph-properties fo:break-before="auto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P48" style:family="paragraph" style:parent-style-name="Standard">
      <style:paragraph-properties fo:break-before="auto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P49" style:family="paragraph" style:parent-style-name="Standard">
      <style:paragraph-properties fo:break-before="auto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P50" style:family="paragraph" style:parent-style-name="Standard">
      <style:paragraph-properties fo:break-before="auto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P51" style:family="paragraph" style:parent-style-name="Standard">
      <style:paragraph-properties fo:break-before="auto" fo:margin-top="0cm" fo:margin-bottom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P52" style:family="paragraph" style:parent-style-name="Standard">
      <style:paragraph-properties fo:break-before="auto" style:writing-mode="lr-tb"/>
    </style:style>
    <style:style style:name="P53" style:family="paragraph" style:parent-style-name="Standard">
      <style:paragraph-properties fo:break-before="auto" style:writing-mode="lr-tb"/>
    </style:style>
    <style:style style:name="P54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54_1" style:family="text">
      <style:text-properties fo:font-weight="bold" style:font-weight-asian="bold" style:font-weight-complex="bold"/>
    </style:style>
    <style:style style:name="T54_2" style:family="text">
      <style:text-properties fo:font-weight="bold" style:font-weight-asian="bold" style:font-weight-complex="bold"/>
    </style:style>
    <style:style style:name="T54_3" style:family="text">
      <style:text-properties fo:font-weight="bold" style:font-weight-asian="bold" style:font-weight-complex="bold"/>
    </style:style>
    <style:style style:name="T54_4" style:family="text">
      <style:text-properties fo:font-weight="bold" style:font-weight-asian="bold" style:font-weight-complex="bold"/>
    </style:style>
    <style:style style:name="T54_5" style:family="text">
      <style:text-properties fo:font-weight="bold" style:font-weight-asian="bold" style:font-weight-complex="bold"/>
    </style:style>
    <style:style style:name="T54_6" style:family="text">
      <style:text-properties fo:font-weight="bold" style:font-weight-asian="bold" style:font-weight-complex="bold"/>
    </style:style>
    <style:style style:name="T54_7" style:family="text">
      <style:text-properties fo:font-weight="bold" style:font-weight-asian="bold" style:font-weight-complex="bold"/>
    </style:style>
    <style:style style:name="T54_8" style:family="text">
      <style:text-properties fo:font-weight="bold" style:font-weight-asian="bold" style:font-weight-complex="bold"/>
    </style:style>
    <style:style style:name="T54_9" style:family="text">
      <style:text-properties fo:font-weight="bold" style:font-weight-asian="bold" style:font-weight-complex="bold"/>
    </style:style>
    <style:style style:name="T54_10" style:family="text">
      <style:text-properties fo:font-weight="bold" style:font-weight-asian="bold" style:font-weight-complex="bold"/>
    </style:style>
    <style:style style:name="T54_11" style:family="text">
      <style:text-properties fo:font-weight="bold" style:font-weight-asian="bold" style:font-weight-complex="bold"/>
    </style:style>
    <style:style style:name="T54_12" style:family="text">
      <style:text-properties fo:font-weight="bold" style:font-weight-asian="bold" style:font-weight-complex="bold"/>
    </style:style>
    <style:style style:name="T54_13" style:family="text">
      <style:text-properties fo:font-weight="bold" style:font-weight-asian="bold" style:font-weight-complex="bold"/>
    </style:style>
    <style:style style:name="T54_14" style:family="text">
      <style:text-properties fo:font-weight="bold" style:font-weight-asian="bold" style:font-weight-complex="bold"/>
    </style:style>
    <style:style style:name="T54_15" style:family="text">
      <style:text-properties fo:font-weight="bold" style:font-weight-asian="bold" style:font-weight-complex="bold"/>
    </style:style>
    <style:style style:name="T54_16" style:family="text">
      <style:text-properties fo:font-weight="bold" style:font-weight-asian="bold" style:font-weight-complex="bold"/>
    </style:style>
    <style:style style:name="T54_17" style:family="text">
      <style:text-properties fo:font-weight="bold" style:font-weight-asian="bold" style:font-weight-complex="bold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T55_67" style:family="text"/>
    <style:style style:name="T55_68" style:family="text"/>
    <style:style style:name="T55_69" style:family="text"/>
    <style:style style:name="T55_70" style:family="text"/>
    <style:style style:name="T55_71" style:family="text"/>
    <style:style style:name="T55_72" style:family="text"/>
    <style:style style:name="T55_73" style:family="text"/>
    <style:style style:name="T55_74" style:family="text"/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P58" style:family="paragraph" style:parent-style-name="Standard">
      <style:paragraph-properties fo:break-before="auto" style:writing-mode="lr-tb"/>
    </style:style>
    <style:style style:name="P59" style:family="paragraph" style:parent-style-name="Standard">
      <style:paragraph-properties fo:break-before="auto" style:writing-mode="lr-tb"/>
    </style:style>
    <style:style style:name="P6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60_1" style:family="text">
      <style:text-properties fo:font-weight="bold" style:font-weight-asian="bold" style:font-weight-complex="bold"/>
    </style:style>
    <style:style style:name="T60_2" style:family="text">
      <style:text-properties fo:font-weight="bold" style:font-weight-asian="bold" style:font-weight-complex="bold"/>
    </style:style>
    <style:style style:name="T60_3" style:family="text">
      <style:text-properties fo:font-weight="bold" style:font-weight-asian="bold" style:font-weight-complex="bold"/>
    </style:style>
    <style:style style:name="T60_4" style:family="text">
      <style:text-properties fo:font-weight="bold" style:font-weight-asian="bold" style:font-weight-complex="bold"/>
    </style:style>
    <style:style style:name="T60_5" style:family="text">
      <style:text-properties fo:font-weight="bold" style:font-weight-asian="bold" style:font-weight-complex="bold"/>
    </style:style>
    <style:style style:name="T60_6" style:family="text">
      <style:text-properties fo:font-weight="bold" style:font-weight-asian="bold" style:font-weight-complex="bold"/>
    </style:style>
    <style:style style:name="T60_7" style:family="text">
      <style:text-properties fo:font-weight="bold" style:font-weight-asian="bold" style:font-weight-complex="bold"/>
    </style:style>
    <style:style style:name="T60_8" style:family="text">
      <style:text-properties fo:font-weight="bold" style:font-weight-asian="bold" style:font-weight-complex="bold"/>
    </style:style>
    <style:style style:name="T60_9" style:family="text">
      <style:text-properties fo:font-weight="bold" style:font-weight-asian="bold" style:font-weight-complex="bold"/>
    </style:style>
    <style:style style:name="T60_10" style:family="text">
      <style:text-properties fo:font-weight="bold" style:font-weight-asian="bold" style:font-weight-complex="bold"/>
    </style:style>
    <style:style style:name="T60_11" style:family="text">
      <style:text-properties fo:font-weight="bold" style:font-weight-asian="bold" style:font-weight-complex="bold"/>
    </style:style>
    <style:style style:name="T60_12" style:family="text">
      <style:text-properties fo:font-weight="bold" style:font-weight-asian="bold" style:font-weight-complex="bold"/>
    </style:style>
    <style:style style:name="T60_13" style:family="text">
      <style:text-properties fo:font-weight="bold" style:font-weight-asian="bold" style:font-weight-complex="bold"/>
    </style:style>
    <style:style style:name="T60_14" style:family="text">
      <style:text-properties fo:font-weight="bold" style:font-weight-asian="bold" style:font-weight-complex="bold"/>
    </style:style>
    <style:style style:name="T60_15" style:family="text">
      <style:text-properties fo:font-weight="bold" style:font-weight-asian="bold" style:font-weight-complex="bold"/>
    </style:style>
    <style:style style:name="P61" style:family="paragraph" style:parent-style-name="Standard">
      <style:paragraph-properties fo:break-before="auto" style:writing-mode="lr-tb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8.096cm"/>
    </style:style>
    <style:style style:name="Column2" style:family="table-column">
      <style:table-column-properties style:column-width="3.942cm"/>
    </style:style>
    <style:style style:name="Column3" style:family="table-column">
      <style:table-column-properties style:column-width="4.471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break-before="auto" style:writing-mode="lr-tb"/>
    </style:style>
    <style:style style:name="P117" style:family="paragraph" style:parent-style-name="Standard">
      <style:paragraph-properties fo:break-before="auto" style:writing-mode="lr-tb"/>
    </style:style>
    <style:style style:name="P11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18_1" style:family="text">
      <style:text-properties fo:font-weight="bold" style:font-weight-asian="bold" style:font-weight-complex="bold"/>
    </style:style>
    <style:style style:name="T118_2" style:family="text">
      <style:text-properties fo:font-weight="bold" style:font-weight-asian="bold" style:font-weight-complex="bold"/>
    </style:style>
    <style:style style:name="T118_3" style:family="text">
      <style:text-properties fo:font-weight="bold" style:font-weight-asian="bold" style:font-weight-complex="bold"/>
    </style:style>
    <style:style style:name="T118_4" style:family="text">
      <style:text-properties fo:font-weight="bold" style:font-weight-asian="bold" style:font-weight-complex="bold"/>
    </style:style>
    <style:style style:name="T118_5" style:family="text">
      <style:text-properties fo:font-weight="bold" style:font-weight-asian="bold" style:font-weight-complex="bold"/>
    </style:style>
    <style:style style:name="T118_6" style:family="text">
      <style:text-properties fo:font-weight="bold" style:font-weight-asian="bold" style:font-weight-complex="bold"/>
    </style:style>
    <style:style style:name="T118_7" style:family="text">
      <style:text-properties fo:font-weight="bold" style:font-weight-asian="bold" style:font-weight-complex="bold"/>
    </style:style>
    <style:style style:name="T118_8" style:family="text">
      <style:text-properties fo:font-weight="bold" style:font-weight-asian="bold" style:font-weight-complex="bold"/>
    </style:style>
    <style:style style:name="T118_9" style:family="text">
      <style:text-properties fo:font-weight="bold" style:font-weight-asian="bold" style:font-weight-complex="bold"/>
    </style:style>
    <style:style style:name="T118_10" style:family="text">
      <style:text-properties fo:font-weight="bold" style:font-weight-asian="bold" style:font-weight-complex="bold"/>
    </style:style>
    <style:style style:name="T118_11" style:family="text">
      <style:text-properties fo:font-weight="bold" style:font-weight-asian="bold" style:font-weight-complex="bold"/>
    </style:style>
    <style:style style:name="T118_12" style:family="text">
      <style:text-properties fo:font-weight="bold" style:font-weight-asian="bold" style:font-weight-complex="bold"/>
    </style:style>
    <style:style style:name="T118_13" style:family="text">
      <style:text-properties fo:font-weight="bold" style:font-weight-asian="bold" style:font-weight-complex="bold"/>
    </style:style>
    <style:style style:name="P119" style:family="paragraph" style:parent-style-name="Standard">
      <style:paragraph-properties fo:break-before="auto" style:writing-mode="lr-tb"/>
    </style:style>
    <style:style style:name="Table2" style:family="table">
      <style:table-properties table:align="left" style:width="16.51cm" fo:margin-left="0.176cm"/>
    </style:style>
    <style:style style:name="Column4" style:family="table-column">
      <style:table-column-properties style:column-width="4.128cm"/>
    </style:style>
    <style:style style:name="Column5" style:family="table-column">
      <style:table-column-properties style:column-width="4.128cm"/>
    </style:style>
    <style:style style:name="Column6" style:family="table-column">
      <style:table-column-properties style:column-width="4.128cm"/>
    </style:style>
    <style:style style:name="Column7" style:family="table-column">
      <style:table-column-properties style:column-width="4.128cm"/>
    </style:style>
    <style:style style:name="Row19" style:family="table-row"/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0" style:family="table-row"/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break-before="auto" style:writing-mode="lr-tb"/>
    </style:style>
    <style:style style:name="P137" style:family="paragraph" style:parent-style-name="Standard">
      <style:paragraph-properties fo:break-before="auto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T137_25" style:family="text"/>
    <style:style style:name="T137_26" style:family="text"/>
    <style:style style:name="T137_27" style:family="text"/>
    <style:style style:name="T137_28" style:family="text"/>
    <style:style style:name="T137_29" style:family="text"/>
    <style:style style:name="T137_30" style:family="text"/>
    <style:style style:name="T137_31" style:family="text"/>
    <style:style style:name="T137_32" style:family="text"/>
    <style:style style:name="T137_33" style:family="text"/>
    <style:style style:name="T137_34" style:family="text"/>
    <style:style style:name="T137_35" style:family="text"/>
    <style:style style:name="T137_36" style:family="text"/>
    <style:style style:name="T137_37" style:family="text"/>
    <style:style style:name="T137_38" style:family="text"/>
    <style:style style:name="T137_39" style:family="text"/>
    <style:style style:name="T137_40" style:family="text"/>
    <style:style style:name="T137_41" style:family="text"/>
    <style:style style:name="T137_42" style:family="text"/>
    <style:style style:name="P138" style:family="paragraph" style:parent-style-name="Standard">
      <style:paragraph-properties fo:break-before="auto" style:writing-mode="lr-tb"/>
    </style:style>
    <style:style style:name="P1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T139_23" style:family="text"/>
    <style:style style:name="T139_24" style:family="text"/>
    <style:style style:name="T139_25" style:family="text"/>
    <style:style style:name="T139_26" style:family="text"/>
    <style:style style:name="T139_27" style:family="text"/>
    <style:style style:name="T139_28" style:family="text"/>
    <style:style style:name="T139_29" style:family="text"/>
    <style:style style:name="T139_30" style:family="text"/>
    <style:style style:name="T139_31" style:family="text"/>
    <style:style style:name="T139_32" style:family="text"/>
    <style:style style:name="T139_33" style:family="text"/>
    <style:style style:name="T139_34" style:family="text"/>
    <style:style style:name="T139_35" style:family="text"/>
    <style:style style:name="T139_36" style:family="text"/>
    <style:style style:name="T139_37" style:family="text"/>
    <style:style style:name="T139_38" style:family="text"/>
    <style:style style:name="T139_39" style:family="text"/>
    <style:style style:name="T139_40" style:family="text"/>
    <style:style style:name="T139_41" style:family="text"/>
    <style:style style:name="T139_42" style:family="text"/>
    <style:style style:name="T139_43" style:family="text"/>
    <style:style style:name="T139_44" style:family="text"/>
    <style:style style:name="T139_45" style:family="text"/>
    <style:style style:name="T139_46" style:family="text"/>
    <style:style style:name="T139_47" style:family="text"/>
    <style:style style:name="T139_48" style:family="text"/>
    <style:style style:name="T139_49" style:family="text"/>
    <style:style style:name="T139_50" style:family="text"/>
    <style:style style:name="T139_51" style:family="text"/>
    <style:style style:name="T139_52" style:family="text"/>
    <style:style style:name="T139_53" style:family="text"/>
    <style:style style:name="T139_54" style:family="text"/>
    <style:style style:name="T139_55" style:family="text"/>
    <style:style style:name="T139_56" style:family="text"/>
    <style:style style:name="T139_57" style:family="text"/>
    <style:style style:name="T139_58" style:family="text"/>
    <style:style style:name="T139_59" style:family="text"/>
    <style:style style:name="T139_60" style:family="text"/>
    <style:style style:name="T139_61" style:family="text"/>
    <style:style style:name="T139_62" style:family="text"/>
    <style:style style:name="T139_63" style:family="text"/>
    <style:style style:name="T139_64" style:family="text"/>
    <style:style style:name="T139_65" style:family="text"/>
    <style:style style:name="T139_66" style:family="text"/>
    <style:style style:name="T139_67" style:family="text"/>
    <style:style style:name="T139_68" style:family="text"/>
    <style:style style:name="T139_69" style:family="text"/>
    <style:style style:name="T139_70" style:family="text"/>
    <style:style style:name="T139_71" style:family="text"/>
    <style:style style:name="T139_72" style:family="text"/>
  </office:automatic-styles>
  <office:body>
    <office:text>
      <text:p text:style-name="P1"><text:span text:style-name="T1_1">Retrospective</text:span><text:span text:style-name="T1_2"><text:s/></text:span><text:span text:style-name="T1_3">Report</text:span></text:p>
      <text:p text:style-name="P2"><text:span text:style-name="T2_1">(</text:span><text:span text:style-name="T2_2">RR</text:span><text:span text:style-name="T2_3">):</text:span></text:p>
      <text:p text:style-name="P3"><text:span text:style-name="T3_1">Group</text:span><text:span text:style-name="T3_2"><text:s/>17</text:span></text:p>
      <text:p text:style-name="P4"><text:span text:style-name="T4_1">ETSF</text:span><text:span text:style-name="T4_2">01</text:span></text:p>
      <text:p text:style-name="P5"><text:span text:style-name="T5_1">Richard</text:span><text:span text:style-name="T5_2"><text:s/></text:span><text:span text:style-name="T5_3">Berntsson</text:span><text:span text:style-name="T5_4"><text:s/></text:span><text:span text:style-name="T5_5">Svensson</text:span></text:p>
      <text:p text:style-name="P6"/>
      <text:p text:style-name="P7"><text:span text:style-name="T7_1">Tommy</text:span><text:span text:style-name="T7_2"><text:s/></text:span><text:span text:style-name="T7_3">Ivarsson</text:span><text:span text:style-name="T7_4">,<text:s/></text:span><text:span text:style-name="T7_5">ada</text:span><text:span text:style-name="T7_6">09</text:span><text:span text:style-name="T7_7">tiv</text:span></text:p>
      <text:p text:style-name="P8"><text:span text:style-name="T8_1">Oscar</text:span><text:span text:style-name="T8_2"><text:s/></text:span><text:span text:style-name="T8_3">Olsson</text:span><text:span text:style-name="T8_4">,<text:s/></text:span><text:span text:style-name="T8_5">ada</text:span><text:span text:style-name="T8_6">09</text:span><text:span text:style-name="T8_7">ool</text:span></text:p>
      <text:p text:style-name="P9"><text:span text:style-name="T9_1">Jonas</text:span><text:span text:style-name="T9_2"><text:s/></text:span><text:span text:style-name="T9_3">Klauber</text:span><text:span text:style-name="T9_4">,<text:s/></text:span><text:span text:style-name="T9_5">ada</text:span><text:span text:style-name="T9_6">09</text:span><text:span text:style-name="T9_7">jkl</text:span></text:p>
      <text:p text:style-name="P10"><text:span text:style-name="T10_1">Fredrik</text:span><text:span text:style-name="T10_2"><text:s/></text:span><text:span text:style-name="T10_3">Pettersson</text:span><text:span text:style-name="T10_4">,<text:s/></text:span><text:span text:style-name="T10_5">ada</text:span><text:span text:style-name="T10_6">09</text:span><text:span text:style-name="T10_7">fpe</text:span></text:p>
      <text:p text:style-name="P11"><text:span text:style-name="T11_1">Erik</text:span><text:span text:style-name="T11_2"><text:s/></text:span><text:span text:style-name="T11_3">Westrup</text:span><text:span text:style-name="T11_4">,<text:s/></text:span><text:span text:style-name="T11_5">ada</text:span><text:span text:style-name="T11_6">09</text:span><text:span text:style-name="T11_7">ewe</text:span></text:p>
      <text:p text:style-name="P12"><text:span text:style-name="T12_1">Simon</text:span><text:span text:style-name="T12_2"><text:s/></text:span><text:span text:style-name="T12_3">Thörnqvist</text:span><text:span text:style-name="T12_4">,<text:s/></text:span><text:span text:style-name="T12_5">ada</text:span><text:span text:style-name="T12_6">09</text:span><text:span text:style-name="T12_7">st</text:span><text:span text:style-name="T12_8">1</text:span></text:p>
      <text:p text:style-name="P13"/>
      <text:p text:style-name="P14"><text:span text:style-name="T14_1">Deviations</text:span><text:span text:style-name="T14_2"><text:s/></text:span><text:span text:style-name="T14_3">from</text:span><text:span text:style-name="T14_4"><text:s/></text:span><text:span text:style-name="T14_5">original</text:span><text:span text:style-name="T14_6"><text:s/></text:span><text:span text:style-name="T14_7">plan</text:span></text:p>
      <text:p text:style-name="P15"><text:span text:style-name="T15_1">"</text:span><text:span text:style-name="T15_2">I</text:span><text:span text:style-name="T15_3">'</text:span><text:span text:style-name="T15_4">ve</text:span><text:span text:style-name="T15_5"><text:s/></text:span><text:span text:style-name="T15_6">found</text:span><text:span text:style-name="T15_7"><text:s/></text:span><text:span text:style-name="T15_8">from</text:span><text:span text:style-name="T15_9"><text:s/></text:span><text:span text:style-name="T15_10">past</text:span><text:span text:style-name="T15_11"><text:s/></text:span><text:span text:style-name="T15_12">experiences</text:span><text:span text:style-name="T15_13"><text:s/></text:span><text:span text:style-name="T15_14">that</text:span><text:span text:style-name="T15_15"><text:s/></text:span><text:span text:style-name="T15_16">the</text:span><text:span text:style-name="T15_17"><text:s/></text:span><text:span text:style-name="T15_18">tighter</text:span><text:span text:style-name="T15_19"><text:s/></text:span><text:span text:style-name="T15_20">your</text:span><text:span text:style-name="T15_21"><text:s/></text:span><text:span text:style-name="T15_22">plan</text:span><text:span text:style-name="T15_23">,<text:s/></text:span><text:span text:style-name="T15_24">the</text:span><text:span text:style-name="T15_25"><text:s/></text:span><text:span text:style-name="T15_26">more</text:span><text:span text:style-name="T15_27"><text:s/></text:span><text:span text:style-name="T15_28">likely</text:span><text:span text:style-name="T15_29"><text:s/></text:span><text:span text:style-name="T15_30">you</text:span><text:span text:style-name="T15_31"><text:s/></text:span><text:span text:style-name="T15_32">are</text:span><text:span text:style-name="T15_33"><text:s/></text:span><text:span text:style-name="T15_34">to</text:span><text:span text:style-name="T15_35"><text:s/></text:span><text:span text:style-name="T15_36">run</text:span><text:span text:style-name="T15_37"><text:s/></text:span><text:span text:style-name="T15_38">into</text:span><text:span text:style-name="T15_39"><text:s/></text:span><text:span text:style-name="T15_40">something</text:span><text:span text:style-name="T15_41"><text:s/></text:span><text:span text:style-name="T15_42">unpredictable</text:span><text:span text:style-name="T15_43">."</text:span><text:span text:style-name="T15_44"><text:s/>-<text:s/></text:span><text:span text:style-name="T15_45">Angus</text:span><text:span text:style-name="T15_46"><text:s/></text:span><text:span text:style-name="T15_47">MacGyver</text:span></text:p>
      <text:p text:style-name="P16"/>
      <text:p text:style-name="P17"><text:span text:style-name="T17_1">In</text:span><text:span text:style-name="T17_2"><text:s/></text:span><text:span text:style-name="T17_3">other</text:span><text:span text:style-name="T17_4"><text:s/></text:span><text:span text:style-name="T17_5">words</text:span><text:span text:style-name="T17_6">,<text:s/></text:span><text:span text:style-name="T17_7">it</text:span><text:span text:style-name="T17_8"><text:s/></text:span><text:span text:style-name="T17_9">is</text:span><text:span text:style-name="T17_10"><text:s/></text:span><text:span text:style-name="T17_11">good</text:span><text:span text:style-name="T17_12"><text:s/></text:span><text:span text:style-name="T17_13">to</text:span><text:span text:style-name="T17_14"><text:s/></text:span><text:span text:style-name="T17_15">have</text:span><text:span text:style-name="T17_16"><text:s/></text:span><text:span text:style-name="T17_17">a</text:span><text:span text:style-name="T17_18"><text:s/></text:span><text:span text:style-name="T17_19">project</text:span><text:span text:style-name="T17_20"><text:s/></text:span><text:span text:style-name="T17_21">plan</text:span><text:span text:style-name="T17_22"><text:s/></text:span><text:span text:style-name="T17_23">but</text:span><text:span text:style-name="T17_24"><text:s/></text:span><text:span text:style-name="T17_25">following</text:span><text:span text:style-name="T17_26"><text:s/></text:span><text:span text:style-name="T17_27">it</text:span><text:span text:style-name="T17_28"><text:s/></text:span><text:span text:style-name="T17_29">even</text:span><text:span text:style-name="T17_30"><text:s/></text:span><text:span text:style-name="T17_31">when</text:span><text:span text:style-name="T17_32"><text:s/></text:span><text:span text:style-name="T17_33">it</text:span><text:span text:style-name="T17_34"><text:s/></text:span><text:span text:style-name="T17_35">does</text:span><text:span text:style-name="T17_36"><text:s/></text:span><text:span text:style-name="T17_37">not</text:span><text:span text:style-name="T17_38"><text:s/></text:span><text:span text:style-name="T17_39">make</text:span><text:span text:style-name="T17_40"><text:s/></text:span><text:span text:style-name="T17_41">sense</text:span><text:span text:style-name="T17_42"><text:s/></text:span><text:span text:style-name="T17_43">because</text:span><text:span text:style-name="T17_44"><text:s/></text:span><text:span text:style-name="T17_45">of</text:span><text:span text:style-name="T17_46"><text:s/></text:span><text:span text:style-name="T17_47">unforeseen</text:span><text:span text:style-name="T17_48"><text:s/></text:span><text:span text:style-name="T17_49">circumstances</text:span><text:span text:style-name="T17_50"><text:s/></text:span><text:span text:style-name="T17_51">would</text:span><text:span text:style-name="T17_52"><text:s/></text:span><text:span text:style-name="T17_53">create</text:span><text:span text:style-name="T17_54"><text:s/></text:span><text:span text:style-name="T17_55">obstacles</text:span><text:span text:style-name="T17_56">.</text:span></text:p>
      <text:p text:style-name="P18"/>
      <text:p text:style-name="P19"><text:span text:style-name="T19_1">Role</text:span><text:span text:style-name="T19_2"><text:s/></text:span><text:span text:style-name="T19_3">assignment</text:span></text:p>
      <text:p text:style-name="P20"><text:span text:style-name="T20_1">Whilst</text:span><text:span text:style-name="T20_2"><text:s/></text:span><text:span text:style-name="T20_3">the</text:span><text:span text:style-name="T20_4"><text:s/></text:span><text:span text:style-name="T20_5">role</text:span><text:span text:style-name="T20_6"><text:s/></text:span><text:span text:style-name="T20_7">assignment</text:span><text:span text:style-name="T20_8"><text:s/></text:span><text:span text:style-name="T20_9">looked</text:span><text:span text:style-name="T20_10"><text:s/></text:span><text:span text:style-name="T20_11">good</text:span><text:span text:style-name="T20_12"><text:s/></text:span><text:span text:style-name="T20_13">on</text:span><text:span text:style-name="T20_14"><text:s/></text:span><text:span text:style-name="T20_15">paper</text:span><text:span text:style-name="T20_16"><text:s/></text:span><text:span text:style-name="T20_17">unforeseen</text:span><text:span text:style-name="T20_18"><text:s/></text:span><text:span text:style-name="T20_19">circumstances</text:span><text:span text:style-name="T20_20"><text:s/></text:span><text:span text:style-name="T20_21">surrounding</text:span><text:span text:style-name="T20_22"><text:s/></text:span><text:span text:style-name="T20_23">the</text:span><text:span text:style-name="T20_24"><text:s/></text:span><text:span text:style-name="T20_25">project</text:span><text:span text:style-name="T20_26"><text:s/></text:span><text:span text:style-name="T20_27">and</text:span><text:span text:style-name="T20_28"><text:s/></text:span><text:span text:style-name="T20_29">work</text:span><text:span text:style-name="T20_30"><text:s/></text:span><text:span text:style-name="T20_31">not</text:span><text:span text:style-name="T20_32"><text:s/></text:span><text:span text:style-name="T20_33">related</text:span><text:span text:style-name="T20_34"><text:s/></text:span><text:span text:style-name="T20_35">to</text:span><text:span text:style-name="T20_36"><text:s/></text:span><text:span text:style-name="T20_37">the</text:span><text:span text:style-name="T20_38"><text:s/></text:span><text:span text:style-name="T20_39">project</text:span><text:span text:style-name="T20_40"><text:s/></text:span><text:span text:style-name="T20_41">made</text:span><text:span text:style-name="T20_42"><text:s/></text:span><text:span text:style-name="T20_43">people</text:span><text:span text:style-name="T20_44"><text:s/></text:span><text:span text:style-name="T20_45">available</text:span><text:span text:style-name="T20_46"><text:s/></text:span><text:span text:style-name="T20_47">at</text:span><text:span text:style-name="T20_48"><text:s/></text:span><text:span text:style-name="T20_49">different</text:span><text:span text:style-name="T20_50"><text:s/></text:span><text:span text:style-name="T20_51">times</text:span><text:span text:style-name="T20_52"><text:s/></text:span><text:span text:style-name="T20_53">for</text:span><text:span text:style-name="T20_54"><text:s/></text:span><text:span text:style-name="T20_55">different</text:span><text:span text:style-name="T20_56"><text:s/></text:span><text:span text:style-name="T20_57">tasks</text:span><text:span text:style-name="T20_58">.<text:s/></text:span></text:p>
      <text:p text:style-name="P21"/>
      <text:p text:style-name="P22"><text:span text:style-name="T22_1">The</text:span><text:span text:style-name="T22_2"><text:s/></text:span><text:span text:style-name="T22_3">roles</text:span><text:span text:style-name="T22_4"><text:s/></text:span><text:span text:style-name="T22_5">of</text:span><text:span text:style-name="T22_6"><text:s/></text:span><text:span text:style-name="T22_7">User</text:span><text:span text:style-name="T22_8"><text:s/></text:span><text:span text:style-name="T22_9">and</text:span><text:span text:style-name="T22_10"><text:s/></text:span><text:span text:style-name="T22_11">User</text:span><text:span text:style-name="T22_12"><text:s/></text:span><text:span text:style-name="T22_13">representative</text:span><text:span text:style-name="T22_14"><text:s/></text:span><text:span text:style-name="T22_15">were</text:span><text:span text:style-name="T22_16"><text:s/></text:span><text:span text:style-name="T22_17">those</text:span><text:span text:style-name="T22_18"><text:s/></text:span><text:span text:style-name="T22_19">which</text:span><text:span text:style-name="T22_20"><text:s/></text:span><text:span text:style-name="T22_21">were</text:span><text:span text:style-name="T22_22"><text:s/></text:span><text:span text:style-name="T22_23">affected</text:span><text:span text:style-name="T22_24"><text:s/></text:span><text:span text:style-name="T22_25">the</text:span><text:span text:style-name="T22_26"><text:s/></text:span><text:span text:style-name="T22_27">most</text:span><text:span text:style-name="T22_28"><text:s/></text:span><text:span text:style-name="T22_29">and</text:span><text:span text:style-name="T22_30"><text:s/></text:span><text:span text:style-name="T22_31">in</text:span><text:span text:style-name="T22_32"><text:s/></text:span><text:span text:style-name="T22_33">the</text:span><text:span text:style-name="T22_34"><text:s/></text:span><text:span text:style-name="T22_35">end</text:span><text:span text:style-name="T22_36"><text:s/></text:span><text:span text:style-name="T22_37">did</text:span><text:span text:style-name="T22_38"><text:s/></text:span><text:span text:style-name="T22_39">not</text:span><text:span text:style-name="T22_40"><text:s/></text:span><text:span text:style-name="T22_41">follow</text:span><text:span text:style-name="T22_42"><text:s/></text:span><text:span text:style-name="T22_43">the</text:span><text:span text:style-name="T22_44"><text:s/></text:span><text:span text:style-name="T22_45">project</text:span><text:span text:style-name="T22_46"><text:s/></text:span><text:span text:style-name="T22_47">plan</text:span><text:span text:style-name="T22_48">.<text:s/></text:span><text:span text:style-name="T22_49">But</text:span><text:span text:style-name="T22_50"><text:s/></text:span><text:span text:style-name="T22_51">this</text:span><text:span text:style-name="T22_52"><text:s/></text:span><text:span text:style-name="T22_53">did</text:span><text:span text:style-name="T22_54"><text:s/></text:span><text:span text:style-name="T22_55">not</text:span><text:span text:style-name="T22_56"><text:s/></text:span><text:span text:style-name="T22_57">cause</text:span><text:span text:style-name="T22_58"><text:s/></text:span><text:span text:style-name="T22_59">any</text:span><text:span text:style-name="T22_60"><text:s/></text:span><text:span text:style-name="T22_61">particular</text:span><text:span text:style-name="T22_62"><text:s/></text:span><text:span text:style-name="T22_63">problems</text:span><text:span text:style-name="T22_64"><text:s/></text:span><text:span text:style-name="T22_65">as</text:span><text:span text:style-name="T22_66"><text:s/></text:span><text:span text:style-name="T22_67">we</text:span><text:span text:style-name="T22_68"><text:s/></text:span><text:span text:style-name="T22_69">all</text:span><text:span text:style-name="T22_70"><text:s/></text:span><text:span text:style-name="T22_71">were</text:span><text:span text:style-name="T22_72"><text:s/></text:span><text:span text:style-name="T22_73">flexible</text:span><text:span text:style-name="T22_74"><text:s/></text:span><text:span text:style-name="T22_75">in</text:span><text:span text:style-name="T22_76"><text:s/></text:span><text:span text:style-name="T22_77">taking</text:span><text:span text:style-name="T22_78"><text:s/></text:span><text:span text:style-name="T22_79">roles</text:span><text:span text:style-name="T22_80"><text:s/></text:span><text:span text:style-name="T22_81">as</text:span><text:span text:style-name="T22_82"><text:s/></text:span><text:span text:style-name="T22_83">needed</text:span><text:span text:style-name="T22_84">.</text:span></text:p>
      <text:p text:style-name="P23"/>
      <text:p text:style-name="P24"><text:span text:style-name="T24_1">Effort</text:span><text:span text:style-name="T24_2"><text:s/></text:span><text:span text:style-name="T24_3">estimation</text:span></text:p>
      <text:p text:style-name="P25"><text:span text:style-name="T25_1">As</text:span><text:span text:style-name="T25_2"><text:s/></text:span><text:span text:style-name="T25_3">the</text:span><text:span text:style-name="T25_4"><text:s/></text:span><text:span text:style-name="T25_5">course</text:span><text:span text:style-name="T25_6"><text:s/></text:span><text:span text:style-name="T25_7">material</text:span><text:span text:style-name="T25_8"><text:s/></text:span><text:span text:style-name="T25_9">said</text:span><text:span text:style-name="T25_10"><text:s/>45<text:s/></text:span><text:span text:style-name="T25_11">hours</text:span><text:span text:style-name="T25_12"><text:s/></text:span><text:span text:style-name="T25_13">per</text:span><text:span text:style-name="T25_14"><text:s/></text:span><text:span text:style-name="T25_15">person</text:span><text:span text:style-name="T25_16"><text:s/></text:span><text:span text:style-name="T25_17">and</text:span><text:span text:style-name="T25_18"><text:s/></text:span><text:span text:style-name="T25_19">we</text:span><text:span text:style-name="T25_20"><text:s/></text:span><text:span text:style-name="T25_21">were</text:span><text:span text:style-name="T25_22"><text:s/></text:span><text:span text:style-name="T25_23">six</text:span><text:span text:style-name="T25_24"><text:s/></text:span><text:span text:style-name="T25_25">people</text:span><text:span text:style-name="T25_26"><text:s/></text:span><text:span text:style-name="T25_27">we</text:span><text:span text:style-name="T25_28"><text:s/></text:span><text:span text:style-name="T25_29">multiplied</text:span><text:span text:style-name="T25_30"><text:s/>45<text:s/></text:span><text:span text:style-name="T25_31">by</text:span><text:span text:style-name="T25_32"><text:s/>6<text:s/></text:span><text:span text:style-name="T25_33">to</text:span><text:span text:style-name="T25_34"><text:s/></text:span><text:span text:style-name="T25_35">get</text:span><text:span text:style-name="T25_36"><text:s/></text:span><text:span text:style-name="T25_37">to</text:span><text:span text:style-name="T25_38"><text:s/></text:span><text:span text:style-name="T25_39">our</text:span><text:span text:style-name="T25_40"><text:s/></text:span><text:span text:style-name="T25_41">project</text:span><text:span text:style-name="T25_42"><text:s/></text:span><text:span text:style-name="T25_43">total</text:span><text:span text:style-name="T25_44"><text:s/></text:span><text:span text:style-name="T25_45">estimation</text:span><text:span text:style-name="T25_46"><text:s/></text:span><text:span text:style-name="T25_47">of</text:span><text:span text:style-name="T25_48"><text:s/>270<text:s/></text:span><text:span text:style-name="T25_49">hours</text:span><text:span text:style-name="T25_50">.<text:s/></text:span><text:span text:style-name="T25_51">This</text:span><text:span text:style-name="T25_52"><text:s/></text:span><text:span text:style-name="T25_53">is</text:span><text:span text:style-name="T25_54"><text:s/></text:span><text:span text:style-name="T25_55">of</text:span><text:span text:style-name="T25_56"><text:s/></text:span><text:span text:style-name="T25_57">course</text:span><text:span text:style-name="T25_58"><text:s/></text:span><text:span text:style-name="T25_59">not</text:span><text:span text:style-name="T25_60"><text:s/></text:span><text:span text:style-name="T25_61">the</text:span><text:span text:style-name="T25_62"><text:s/></text:span><text:span text:style-name="T25_63">way</text:span><text:span text:style-name="T25_64"><text:s/></text:span><text:span text:style-name="T25_65">it</text:span><text:span text:style-name="T25_66"><text:s/></text:span><text:span text:style-name="T25_67">would</text:span><text:span text:style-name="T25_68"><text:s/></text:span><text:span text:style-name="T25_69">have</text:span><text:span text:style-name="T25_70"><text:s/></text:span><text:span text:style-name="T25_71">been</text:span><text:span text:style-name="T25_72"><text:s/></text:span><text:span text:style-name="T25_73">done</text:span><text:span text:style-name="T25_74"><text:s/></text:span><text:span text:style-name="T25_75">in</text:span><text:span text:style-name="T25_76"><text:s/></text:span><text:span text:style-name="T25_77">a</text:span><text:span text:style-name="T25_78"><text:s/></text:span><text:span text:style-name="T25_79">real</text:span><text:span text:style-name="T25_80"><text:s/></text:span><text:span text:style-name="T25_81">working</text:span><text:span text:style-name="T25_82"><text:s/></text:span><text:span text:style-name="T25_83">environment</text:span><text:span text:style-name="T25_84">.<text:s/></text:span><text:span text:style-name="T25_85">What</text:span><text:span text:style-name="T25_86"><text:s/></text:span><text:span text:style-name="T25_87">happened</text:span><text:span text:style-name="T25_88"><text:s/></text:span><text:span text:style-name="T25_89">was</text:span><text:span text:style-name="T25_90"><text:s/></text:span><text:span text:style-name="T25_91">that</text:span><text:span text:style-name="T25_92"><text:s/></text:span><text:span text:style-name="T25_93">we</text:span><text:span text:style-name="T25_94"><text:s/></text:span><text:span text:style-name="T25_95">ended</text:span><text:span text:style-name="T25_96"><text:s/></text:span><text:span text:style-name="T25_97">up</text:span><text:span text:style-name="T25_98"><text:s/></text:span><text:span text:style-name="T25_99">with</text:span><text:span text:style-name="T25_100"><text:s/></text:span><text:span text:style-name="T25_101">far</text:span><text:span text:style-name="T25_102"><text:s/></text:span><text:span text:style-name="T25_103">more</text:span><text:span text:style-name="T25_104"><text:s/></text:span><text:span text:style-name="T25_105">time</text:span><text:span text:style-name="T25_106"><text:s/></text:span><text:span text:style-name="T25_107">than</text:span><text:span text:style-name="T25_108"><text:s/></text:span><text:span text:style-name="T25_109">we</text:span><text:span text:style-name="T25_110"><text:s/></text:span><text:span text:style-name="T25_111">needed</text:span><text:span text:style-name="T25_112"><text:s/></text:span><text:span text:style-name="T25_113">and</text:span><text:span text:style-name="T25_114"><text:s/></text:span><text:span text:style-name="T25_115">completed</text:span><text:span text:style-name="T25_116"><text:s/></text:span><text:span text:style-name="T25_117">all</text:span><text:span text:style-name="T25_118"><text:s/></text:span><text:span text:style-name="T25_119">project</text:span><text:span text:style-name="T25_120"><text:s/></text:span><text:span text:style-name="T25_121">tasks</text:span><text:span text:style-name="T25_122"><text:s/></text:span><text:span text:style-name="T25_123">within</text:span><text:span text:style-name="T25_124"><text:s/></text:span><text:span text:style-name="T25_125">the</text:span><text:span text:style-name="T25_126"><text:s/></text:span><text:span text:style-name="T25_127">planned</text:span><text:span text:style-name="T25_128"><text:s/></text:span><text:span text:style-name="T25_129">time</text:span><text:span text:style-name="T25_130">.</text:span></text:p>
      <text:p text:style-name="P26"/>
      <text:p text:style-name="P27"><text:span text:style-name="T27_1">However</text:span><text:span text:style-name="T27_2"><text:s/></text:span><text:span text:style-name="T27_3">regarding</text:span><text:span text:style-name="T27_4"><text:s/></text:span><text:span text:style-name="T27_5">the</text:span><text:span text:style-name="T27_6"><text:s/></text:span><text:span text:style-name="T27_7">actual</text:span><text:span text:style-name="T27_8"><text:s/></text:span><text:span text:style-name="T27_9">programming</text:span><text:span text:style-name="T27_10"><text:s/></text:span><text:span text:style-name="T27_11">tasks</text:span><text:span text:style-name="T27_12"><text:s/></text:span><text:span text:style-name="T27_13">within</text:span><text:span text:style-name="T27_14"><text:s/></text:span><text:span text:style-name="T27_15">TV</text:span><text:span text:style-name="T27_16">1<text:s/></text:span><text:span text:style-name="T27_17">and</text:span><text:span text:style-name="T27_18"><text:s/></text:span><text:span text:style-name="T27_19">TV</text:span><text:span text:style-name="T27_20">2<text:s/></text:span><text:span text:style-name="T27_21">we</text:span><text:span text:style-name="T27_22"><text:s/></text:span><text:span text:style-name="T27_23">underestimated</text:span><text:span text:style-name="T27_24"><text:s/></text:span><text:span text:style-name="T27_25">more</text:span><text:span text:style-name="T27_26"><text:s/></text:span><text:span text:style-name="T27_27">than</text:span><text:span text:style-name="T27_28"><text:s/></text:span><text:span text:style-name="T27_29">a</text:span><text:span text:style-name="T27_30"><text:s/></text:span><text:span text:style-name="T27_31">few</text:span><text:span text:style-name="T27_32"><text:s/></text:span><text:span text:style-name="T27_33">tasks</text:span><text:span text:style-name="T27_34">.<text:s/></text:span><text:span text:style-name="T27_35">This</text:span><text:span text:style-name="T27_36"><text:s/></text:span><text:span text:style-name="T27_37">did</text:span><text:span text:style-name="T27_38"><text:s/></text:span><text:span text:style-name="T27_39">not</text:span><text:span text:style-name="T27_40"><text:s/></text:span><text:span text:style-name="T27_41">affect</text:span><text:span text:style-name="T27_42"><text:s/></text:span><text:span text:style-name="T27_43">the</text:span><text:span text:style-name="T27_44"><text:s/></text:span><text:span text:style-name="T27_45">overall</text:span><text:span text:style-name="T27_46"><text:s/></text:span><text:span text:style-name="T27_47">estimation</text:span><text:span text:style-name="T27_48"><text:s/></text:span><text:span text:style-name="T27_49">of</text:span><text:span text:style-name="T27_50"><text:s/></text:span><text:span text:style-name="T27_51">TV</text:span><text:span text:style-name="T27_52">1<text:s/></text:span><text:span text:style-name="T27_53">and</text:span><text:span text:style-name="T27_54"><text:s/></text:span><text:span text:style-name="T27_55">TV</text:span><text:span text:style-name="T27_56">2<text:s/></text:span><text:span text:style-name="T27_57">as</text:span><text:span text:style-name="T27_58"><text:s/></text:span><text:span text:style-name="T27_59">we</text:span><text:span text:style-name="T27_60"><text:s/></text:span><text:span text:style-name="T27_61">overestimated</text:span><text:span text:style-name="T27_62"><text:s/></text:span><text:span text:style-name="T27_63">other</text:span><text:span text:style-name="T27_64"><text:s/></text:span><text:span text:style-name="T27_65">programming</text:span><text:span text:style-name="T27_66"><text:s/></text:span><text:span text:style-name="T27_67">tasks</text:span><text:span text:style-name="T27_68">.<text:s/></text:span><text:span text:style-name="T27_69">Also</text:span><text:span text:style-name="T27_70"><text:s/></text:span><text:span text:style-name="T27_71">several</text:span><text:span text:style-name="T27_72"><text:s/></text:span><text:span text:style-name="T27_73">new</text:span><text:span text:style-name="T27_74"><text:s/></text:span><text:span text:style-name="T27_75">tasks</text:span><text:span text:style-name="T27_76"><text:s/></text:span><text:span text:style-name="T27_77">was</text:span><text:span text:style-name="T27_78"><text:s/></text:span><text:span text:style-name="T27_79">added</text:span><text:span text:style-name="T27_80"><text:s/></text:span><text:span text:style-name="T27_81">under</text:span><text:span text:style-name="T27_82"><text:s/></text:span><text:span text:style-name="T27_83">the</text:span><text:span text:style-name="T27_84"><text:s/></text:span><text:span text:style-name="T27_85">iteration</text:span><text:span text:style-name="T27_86"><text:s/></text:span><text:span text:style-name="T27_87">as</text:span><text:span text:style-name="T27_88"><text:s/></text:span><text:span text:style-name="T27_89">we</text:span><text:span text:style-name="T27_90"><text:s/></text:span><text:span text:style-name="T27_91">realized</text:span><text:span text:style-name="T27_92"><text:s/></text:span><text:span text:style-name="T27_93">their</text:span><text:span text:style-name="T27_94"><text:s/></text:span><text:span text:style-name="T27_95">needs</text:span><text:span text:style-name="T27_96">.</text:span></text:p>
      <text:p text:style-name="P28"/>
      <text:p text:style-name="P29"><text:span text:style-name="T29_1">Looking</text:span><text:span text:style-name="T29_2"><text:s/></text:span><text:span text:style-name="T29_3">at</text:span><text:span text:style-name="T29_4"><text:s/></text:span><text:span text:style-name="T29_5">Burndown</text:span><text:span text:style-name="T29_6"><text:s/></text:span><text:span text:style-name="T29_7">Chart</text:span><text:span text:style-name="T29_8"><text:s/>1<text:s/></text:span><text:span text:style-name="T29_9">we</text:span><text:span text:style-name="T29_10"><text:s/></text:span><text:span text:style-name="T29_11">can</text:span><text:span text:style-name="T29_12"><text:s/></text:span><text:span text:style-name="T29_13">see</text:span><text:span text:style-name="T29_14"><text:s/></text:span><text:span text:style-name="T29_15">that</text:span><text:span text:style-name="T29_16"><text:s/></text:span><text:span text:style-name="T29_17">achieved</text:span><text:span text:style-name="T29_18"><text:s/></text:span><text:span text:style-name="T29_19">the</text:span><text:span text:style-name="T29_20"><text:s/></text:span><text:span text:style-name="T29_21">planned</text:span><text:span text:style-name="T29_22"><text:s/></text:span><text:span text:style-name="T29_23">tasks</text:span><text:span text:style-name="T29_24"><text:s/></text:span><text:span text:style-name="T29_25">in</text:span><text:span text:style-name="T29_26"><text:s/></text:span><text:span text:style-name="T29_27">time</text:span><text:span text:style-name="T29_28">.<text:s/></text:span><text:span text:style-name="T29_29">Burndown</text:span><text:span text:style-name="T29_30"><text:s/></text:span><text:span text:style-name="T29_31">CHart</text:span><text:span text:style-name="T29_32"><text:s/>2<text:s/></text:span><text:span text:style-name="T29_33">is</text:span><text:span text:style-name="T29_34"><text:s/></text:span><text:span text:style-name="T29_35">more</text:span><text:span text:style-name="T29_36"><text:s/></text:span><text:span text:style-name="T29_37">interesting</text:span><text:span text:style-name="T29_38"><text:s/></text:span><text:span text:style-name="T29_39">since</text:span><text:span text:style-name="T29_40"><text:s/></text:span><text:span text:style-name="T29_41">we</text:span><text:span text:style-name="T29_42"><text:s/></text:span><text:span text:style-name="T29_43">here</text:span><text:span text:style-name="T29_44"><text:s/></text:span><text:span text:style-name="T29_45">can</text:span><text:span text:style-name="T29_46"><text:s/></text:span><text:span text:style-name="T29_47">see</text:span><text:span text:style-name="T29_48"><text:s/></text:span><text:span text:style-name="T29_49">that</text:span><text:span text:style-name="T29_50"><text:s/></text:span><text:span text:style-name="T29_51">we</text:span><text:span text:style-name="T29_52"><text:s/></text:span><text:span text:style-name="T29_53">were</text:span><text:span text:style-name="T29_54"><text:s/></text:span><text:span text:style-name="T29_55">not</text:span><text:span text:style-name="T29_56"><text:s/></text:span><text:span text:style-name="T29_57">on</text:span><text:span text:style-name="T29_58"><text:s/></text:span><text:span text:style-name="T29_59">schedule</text:span><text:span text:style-name="T29_60"><text:s/></text:span><text:span text:style-name="T29_61">in</text:span><text:span text:style-name="T29_62"><text:s/></text:span><text:span text:style-name="T29_63">the</text:span><text:span text:style-name="T29_64"><text:s/></text:span><text:span text:style-name="T29_65">middle</text:span><text:span text:style-name="T29_66"><text:s/></text:span><text:span text:style-name="T29_67">of</text:span><text:span text:style-name="T29_68"><text:s/></text:span><text:span text:style-name="T29_69">the</text:span><text:span text:style-name="T29_70"><text:s/></text:span><text:span text:style-name="T29_71">iteration</text:span><text:span text:style-name="T29_72"><text:s/></text:span><text:span text:style-name="T29_73">but</text:span><text:span text:style-name="T29_74"><text:s/></text:span><text:span text:style-name="T29_75">we</text:span><text:span text:style-name="T29_76"><text:s/></text:span><text:span text:style-name="T29_77">recovered</text:span><text:span text:style-name="T29_78"><text:s/></text:span><text:span text:style-name="T29_79">in</text:span><text:span text:style-name="T29_80"><text:s/></text:span><text:span text:style-name="T29_81">the</text:span><text:span text:style-name="T29_82"><text:s/></text:span><text:span text:style-name="T29_83">end</text:span><text:span text:style-name="T29_84">.</text:span></text:p>
      <text:p text:style-name="P30"/>
      <text:p text:style-name="P31"><text:span text:style-name="T31_1">Summary</text:span><text:span text:style-name="T31_2"><text:s/></text:span><text:span text:style-name="T31_3">of</text:span><text:span text:style-name="T31_4"><text:s/></text:span><text:span text:style-name="T31_5">things</text:span><text:span text:style-name="T31_6"><text:s/></text:span><text:span text:style-name="T31_7">that</text:span><text:span text:style-name="T31_8"><text:s/></text:span><text:span text:style-name="T31_9">went</text:span><text:span text:style-name="T31_10"><text:s/></text:span><text:span text:style-name="T31_11">well</text:span><text:span text:style-name="T31_12"><text:s/></text:span><text:span text:style-name="T31_13">and</text:span><text:span text:style-name="T31_14"><text:s/></text:span><text:span text:style-name="T31_15">what</text:span><text:span text:style-name="T31_16"><text:s/></text:span><text:span text:style-name="T31_17">did</text:span><text:span text:style-name="T31_18"><text:s/></text:span><text:span text:style-name="T31_19">not</text:span></text:p>
      <text:p text:style-name="P32"><text:span text:style-name="T32_1">Went</text:span><text:span text:style-name="T32_2"><text:s/></text:span><text:span text:style-name="T32_3">well</text:span></text:p>
      <text:list text:style-name="LS1" xml:id="list0">
        <text:list-item>
          <text:p text:style-name="P33"><text:span text:style-name="T33_1">We</text:span><text:span text:style-name="T33_2"><text:s/></text:span><text:span text:style-name="T33_3">completed</text:span><text:span text:style-name="T33_4"><text:s/></text:span><text:span text:style-name="T33_5">all</text:span><text:span text:style-name="T33_6"><text:s/></text:span><text:span text:style-name="T33_7">project</text:span><text:span text:style-name="T33_8"><text:s/></text:span><text:span text:style-name="T33_9">tasks</text:span><text:span text:style-name="T33_10"><text:s/></text:span><text:span text:style-name="T33_11">fairly</text:span><text:span text:style-name="T33_12"><text:s/></text:span><text:span text:style-name="T33_13">easy</text:span><text:span text:style-name="T33_14"><text:s/></text:span><text:span text:style-name="T33_15">and</text:span><text:span text:style-name="T33_16"><text:s/></text:span><text:span text:style-name="T33_17">in</text:span><text:span text:style-name="T33_18"><text:s/></text:span><text:span text:style-name="T33_19">time</text:span><text:span text:style-name="T33_20">.</text:span></text:p>
        </text:list-item>
        <text:list-item>
          <text:p text:style-name="P34"><text:span text:style-name="T34_1">Our</text:span><text:span text:style-name="T34_2"><text:s/></text:span><text:span text:style-name="T34_3">program</text:span><text:span text:style-name="T34_4"><text:s/></text:span><text:span text:style-name="T34_5">works</text:span><text:span text:style-name="T34_6"><text:s/></text:span><text:span text:style-name="T34_7">perfectly</text:span><text:span text:style-name="T34_8">.</text:span></text:p>
        </text:list-item>
        <text:list-item>
          <text:p text:style-name="P35"><text:span text:style-name="T35_1">Every</text:span><text:span text:style-name="T35_2"><text:s/></text:span><text:span text:style-name="T35_3">team</text:span><text:span text:style-name="T35_4"><text:s/></text:span><text:span text:style-name="T35_5">member</text:span><text:span text:style-name="T35_6"><text:s/></text:span><text:span text:style-name="T35_7">felt</text:span><text:span text:style-name="T35_8"><text:s/></text:span><text:span text:style-name="T35_9">that</text:span><text:span text:style-name="T35_10"><text:s/></text:span><text:span text:style-name="T35_11">they</text:span><text:span text:style-name="T35_12"><text:s/></text:span><text:span text:style-name="T35_13">learned</text:span><text:span text:style-name="T35_14"><text:s/></text:span><text:span text:style-name="T35_15">something</text:span><text:span text:style-name="T35_16"><text:s/></text:span><text:span text:style-name="T35_17">valuable</text:span><text:span text:style-name="T35_18">.</text:span></text:p>
        </text:list-item>
        <text:list-item>
          <text:p text:style-name="P36"><text:span text:style-name="T36_1">A</text:span><text:span text:style-name="T36_2"><text:s/></text:span><text:span text:style-name="T36_3">text</text:span><text:span text:style-name="T36_4"><text:s/></text:span><text:span text:style-name="T36_5">based</text:span><text:span text:style-name="T36_6"><text:s/></text:span><text:span text:style-name="T36_7">UI</text:span><text:span text:style-name="T36_8"><text:s/></text:span><text:span text:style-name="T36_9">worked</text:span><text:span text:style-name="T36_10"><text:s/></text:span><text:span text:style-name="T36_11">very</text:span><text:span text:style-name="T36_12"><text:s/></text:span><text:span text:style-name="T36_13">well</text:span><text:span text:style-name="T36_14"><text:s/></text:span><text:span text:style-name="T36_15">for</text:span><text:span text:style-name="T36_16"><text:s/></text:span><text:span text:style-name="T36_17">the</text:span><text:span text:style-name="T36_18"><text:s/></text:span><text:span text:style-name="T36_19">task</text:span><text:span text:style-name="T36_20">.</text:span></text:p>
        </text:list-item>
        <text:list-item>
          <text:p text:style-name="P37"><text:span text:style-name="T37_1">We</text:span><text:span text:style-name="T37_2"><text:s/></text:span><text:span text:style-name="T37_3">had</text:span><text:span text:style-name="T37_4"><text:s/></text:span><text:span text:style-name="T37_5">a</text:span><text:span text:style-name="T37_6"><text:s/></text:span><text:span text:style-name="T37_7">good</text:span><text:span text:style-name="T37_8"><text:s/></text:span><text:span text:style-name="T37_9">contact</text:span><text:span text:style-name="T37_10"><text:s/></text:span><text:span text:style-name="T37_11">with</text:span><text:span text:style-name="T37_12"><text:s/></text:span><text:span text:style-name="T37_13">our</text:span><text:span text:style-name="T37_14"><text:s/></text:span><text:span text:style-name="T37_15">advisor</text:span><text:span text:style-name="T37_16"><text:s/></text:span><text:span text:style-name="T37_17">and</text:span><text:span text:style-name="T37_18"><text:s/></text:span><text:span text:style-name="T37_19">out</text:span><text:span text:style-name="T37_20"><text:s/></text:span><text:span text:style-name="T37_21">partner</text:span><text:span text:style-name="T37_22"><text:s/></text:span><text:span text:style-name="T37_23">group</text:span><text:span text:style-name="T37_24">.</text:span></text:p>
        </text:list-item>
        <text:list-item>
          <text:p text:style-name="P38"><text:span text:style-name="T38_1">We</text:span><text:span text:style-name="T38_2"><text:s/></text:span><text:span text:style-name="T38_3">successfully</text:span><text:span text:style-name="T38_4"><text:s/></text:span><text:span text:style-name="T38_5">applied</text:span><text:span text:style-name="T38_6"><text:s/></text:span><text:span text:style-name="T38_7">pair</text:span><text:span text:style-name="T38_8">-</text:span><text:span text:style-name="T38_9">programming</text:span><text:span text:style-name="T38_10"><text:s/></text:span><text:span text:style-name="T38_11">techniques</text:span><text:span text:style-name="T38_12"><text:s/></text:span><text:span text:style-name="T38_13">developing</text:span><text:span text:style-name="T38_14"><text:s/></text:span><text:span text:style-name="T38_15">the</text:span><text:span text:style-name="T38_16"><text:s/></text:span><text:span text:style-name="T38_17">software</text:span><text:span text:style-name="T38_18">.</text:span></text:p>
        </text:list-item>
        <text:list-item>
          <text:p text:style-name="P39"><text:span text:style-name="T39_1">Team</text:span><text:span text:style-name="T39_2"><text:s/></text:span><text:span text:style-name="T39_3">spirit</text:span><text:span text:style-name="T39_4"><text:s/></text:span><text:span text:style-name="T39_5">was</text:span><text:span text:style-name="T39_6"><text:s/></text:span><text:span text:style-name="T39_7">on</text:span><text:span text:style-name="T39_8"><text:s/></text:span><text:span text:style-name="T39_9">the</text:span><text:span text:style-name="T39_10"><text:s/></text:span><text:span text:style-name="T39_11">top</text:span><text:span text:style-name="T39_12">!</text:span></text:p>
        </text:list-item>
        <text:list-item>
          <text:p text:style-name="P40"><text:span text:style-name="T40_1">We</text:span><text:span text:style-name="T40_2"><text:s/></text:span><text:span text:style-name="T40_3">applied</text:span><text:span text:style-name="T40_4"><text:s/></text:span><text:span text:style-name="T40_5">knowledge</text:span><text:span text:style-name="T40_6"><text:s/></text:span><text:span text:style-name="T40_7">from</text:span><text:span text:style-name="T40_8"><text:s/></text:span><text:span text:style-name="T40_9">the</text:span><text:span text:style-name="T40_10"><text:s/></text:span><text:span text:style-name="T40_11">course</text:span><text:span text:style-name="T40_12"><text:s/></text:span><text:span text:style-name="T40_13">in</text:span><text:span text:style-name="T40_14"><text:s/></text:span><text:span text:style-name="T40_15">practice</text:span><text:span text:style-name="T40_16"><text:s/>(</text:span><text:span text:style-name="T40_17">CoCoMo</text:span><text:span text:style-name="T40_18">)</text:span></text:p>
        </text:list-item>
        <text:list-item>
          <text:p text:style-name="P41"><text:span text:style-name="T41_1">We</text:span><text:span text:style-name="T41_2"><text:s/></text:span><text:span text:style-name="T41_3">learned</text:span><text:span text:style-name="T41_4"><text:s/></text:span><text:span text:style-name="T41_5">how</text:span><text:span text:style-name="T41_6"><text:s/></text:span><text:span text:style-name="T41_7">to</text:span><text:span text:style-name="T41_8"><text:s/></text:span><text:span text:style-name="T41_9">read</text:span><text:span text:style-name="T41_10"><text:s/></text:span><text:span text:style-name="T41_11">and</text:span><text:span text:style-name="T41_12"> <text:s/></text:span><text:span text:style-name="T41_13">create</text:span><text:span text:style-name="T41_14"><text:s/></text:span><text:span text:style-name="T41_15">burndown</text:span><text:span text:style-name="T41_16"><text:s/></text:span><text:span text:style-name="T41_17">charts</text:span><text:span text:style-name="T41_18">.</text:span></text:p>
        </text:list-item>
      </text:list>
      <text:p text:style-name="P42"/>
      <text:p text:style-name="P43"/>
      <text:p text:style-name="P44"/>
      <text:p text:style-name="P45"><text:span text:style-name="T45_1">What</text:span><text:span text:style-name="T45_2"><text:s/></text:span><text:span text:style-name="T45_3">did</text:span><text:span text:style-name="T45_4"><text:s/></text:span><text:span text:style-name="T45_5">not</text:span></text:p>
      <text:list text:style-name="LS2" xml:id="list9">
        <text:list-item>
          <text:p text:style-name="P46"><text:span text:style-name="T46_1">Understanding</text:span><text:span text:style-name="T46_2"><text:s/></text:span><text:span text:style-name="T46_3">the</text:span><text:span text:style-name="T46_4"><text:s/></text:span><text:span text:style-name="T46_5">requirements</text:span><text:span text:style-name="T46_6"><text:s/></text:span><text:span text:style-name="T46_7">FR</text:span><text:span text:style-name="T46_8">01/</text:span><text:span text:style-name="T46_9">FR</text:span><text:span text:style-name="T46_10">02<text:s/></text:span><text:span text:style-name="T46_11">was</text:span><text:span text:style-name="T46_12"><text:s/></text:span><text:span text:style-name="T46_13">very</text:span><text:span text:style-name="T46_14"><text:s/></text:span><text:span text:style-name="T46_15">difficult</text:span><text:span text:style-name="T46_16">.<text:s/></text:span></text:p>
        </text:list-item>
        <text:list-item>
          <text:p text:style-name="P47"><text:span text:style-name="T47_1">Implementing</text:span><text:span text:style-name="T47_2"><text:s/></text:span><text:span text:style-name="T47_3">FR</text:span><text:span text:style-name="T47_4">01/</text:span><text:span text:style-name="T47_5">FR</text:span><text:span text:style-name="T47_6">02<text:s/></text:span><text:span text:style-name="T47_7">was</text:span><text:span text:style-name="T47_8"><text:s/></text:span><text:span text:style-name="T47_9">a</text:span><text:span text:style-name="T47_10"><text:s/></text:span><text:span text:style-name="T47_11">pain</text:span><text:span text:style-name="T47_12"><text:s/></text:span><text:span text:style-name="T47_13">since</text:span><text:span text:style-name="T47_14"><text:s/></text:span><text:span text:style-name="T47_15">we</text:span><text:span text:style-name="T47_16"><text:s/></text:span><text:span text:style-name="T47_17">misunderstood</text:span><text:span text:style-name="T47_18"><text:s/></text:span><text:span text:style-name="T47_19">them</text:span><text:span text:style-name="T47_20"><text:s/></text:span><text:span text:style-name="T47_21">first</text:span><text:span text:style-name="T47_22"><text:s/></text:span><text:span text:style-name="T47_23">and</text:span><text:span text:style-name="T47_24"><text:s/></text:span><text:span text:style-name="T47_25">this</text:span><text:span text:style-name="T47_26"><text:s/></text:span><text:span text:style-name="T47_27">caused</text:span><text:span text:style-name="T47_28"><text:s/></text:span><text:span text:style-name="T47_29">us</text:span><text:span text:style-name="T47_30"><text:s/></text:span><text:span text:style-name="T47_31">to</text:span><text:span text:style-name="T47_32"><text:s/></text:span><text:span text:style-name="T47_33">change</text:span><text:span text:style-name="T47_34"><text:s/></text:span><text:span text:style-name="T47_35">our</text:span><text:span text:style-name="T47_36"><text:s/></text:span><text:span text:style-name="T47_37">existing</text:span><text:span text:style-name="T47_38"><text:s/></text:span><text:span text:style-name="T47_39">implementation</text:span><text:span text:style-name="T47_40">.</text:span></text:p>
        </text:list-item>
        <text:list-item>
          <text:p text:style-name="P48"><text:span text:style-name="T48_1">QR</text:span><text:span text:style-name="T48_2">03<text:s/></text:span><text:span text:style-name="T48_3">was</text:span><text:span text:style-name="T48_4"><text:s/></text:span><text:span text:style-name="T48_5">impossible</text:span><text:span text:style-name="T48_6"><text:s/></text:span><text:span text:style-name="T48_7">for</text:span><text:span text:style-name="T48_8"><text:s/></text:span><text:span text:style-name="T48_9">us</text:span><text:span text:style-name="T48_10"><text:s/></text:span><text:span text:style-name="T48_11">to</text:span><text:span text:style-name="T48_12"><text:s/></text:span><text:span text:style-name="T48_13">achieve</text:span><text:span text:style-name="T48_14">.</text:span></text:p>
        </text:list-item>
        <text:list-item>
          <text:p text:style-name="P49"><text:span text:style-name="T49_1">At</text:span><text:span text:style-name="T49_2"><text:s/></text:span><text:span text:style-name="T49_3">first</text:span><text:span text:style-name="T49_4"><text:s/></text:span><text:span text:style-name="T49_5">it</text:span><text:span text:style-name="T49_6"><text:s/></text:span><text:span text:style-name="T49_7">was</text:span><text:span text:style-name="T49_8"><text:s/></text:span><text:span text:style-name="T49_9">hard</text:span><text:span text:style-name="T49_10"><text:s/></text:span><text:span text:style-name="T49_11">to</text:span><text:span text:style-name="T49_12"><text:s/></text:span><text:span text:style-name="T49_13">find</text:span><text:span text:style-name="T49_14"><text:s/></text:span><text:span text:style-name="T49_15">what</text:span><text:span text:style-name="T49_16"><text:s/></text:span><text:span text:style-name="T49_17">similarity</text:span><text:span text:style-name="T49_18"><text:s/></text:span><text:span text:style-name="T49_19">function</text:span><text:span text:style-name="T49_20"><text:s/></text:span><text:span text:style-name="T49_21">we</text:span><text:span text:style-name="T49_22"><text:s/></text:span><text:span text:style-name="T49_23">should</text:span><text:span text:style-name="T49_24"><text:s/></text:span><text:span text:style-name="T49_25">use</text:span><text:span text:style-name="T49_26">.<text:s/></text:span></text:p>
        </text:list-item>
        <text:list-item>
          <text:p text:style-name="P50"><text:span text:style-name="T50_1">Planning</text:span><text:span text:style-name="T50_2"><text:s/></text:span><text:span text:style-name="T50_3">poker</text:span><text:span text:style-name="T50_4"><text:s/></text:span><text:span text:style-name="T50_5">did</text:span><text:span text:style-name="T50_6"><text:s/></text:span><text:span text:style-name="T50_7">not</text:span><text:span text:style-name="T50_8"><text:s/></text:span><text:span text:style-name="T50_9">always</text:span><text:span text:style-name="T50_10"><text:s/></text:span><text:span text:style-name="T50_11">work</text:span><text:span text:style-name="T50_12"><text:s/></text:span><text:span text:style-name="T50_13">so</text:span><text:span text:style-name="T50_14"><text:s/></text:span><text:span text:style-name="T50_15">well</text:span><text:span text:style-name="T50_16">.</text:span></text:p>
        </text:list-item>
        <text:list-item>
          <text:p text:style-name="P51"><text:span text:style-name="T51_1">Standing</text:span><text:span text:style-name="T51_2"><text:s/></text:span><text:span text:style-name="T51_3">up</text:span><text:span text:style-name="T51_4"><text:s/></text:span><text:span text:style-name="T51_5">during</text:span><text:span text:style-name="T51_6"><text:s/></text:span><text:span text:style-name="T51_7">standup</text:span><text:span text:style-name="T51_8"><text:s/></text:span><text:span text:style-name="T51_9">meeting</text:span><text:span text:style-name="T51_10">,<text:s/></text:span><text:span text:style-name="T51_11">we</text:span><text:span text:style-name="T51_12"><text:s/></text:span><text:span text:style-name="T51_13">always</text:span><text:span text:style-name="T51_14"><text:s/></text:span><text:span text:style-name="T51_15">sat</text:span><text:span text:style-name="T51_16"><text:s/></text:span><text:span text:style-name="T51_17">down</text:span><text:span text:style-name="T51_18">.</text:span></text:p>
        </text:list-item>
      </text:list>
      <text:p text:style-name="P52"/>
      <text:p text:style-name="P53"/>
      <text:p text:style-name="P54"><text:span text:style-name="T54_1">What</text:span><text:span text:style-name="T54_2"><text:s/></text:span><text:span text:style-name="T54_3">the</text:span><text:span text:style-name="T54_4"><text:s/></text:span><text:span text:style-name="T54_5">group</text:span><text:span text:style-name="T54_6"><text:s/></text:span><text:span text:style-name="T54_7">would</text:span><text:span text:style-name="T54_8"><text:s/></text:span><text:span text:style-name="T54_9">have</text:span><text:span text:style-name="T54_10"><text:s/></text:span><text:span text:style-name="T54_11">done</text:span><text:span text:style-name="T54_12"><text:s/></text:span><text:span text:style-name="T54_13">differently</text:span><text:span text:style-name="T54_14"><text:s/></text:span><text:span text:style-name="T54_15">next</text:span><text:span text:style-name="T54_16"><text:s/></text:span><text:span text:style-name="T54_17">time</text:span></text:p>
      <text:p text:style-name="P55"><text:span text:style-name="T55_1">As</text:span><text:span text:style-name="T55_2"><text:s/></text:span><text:span text:style-name="T55_3">our</text:span><text:span text:style-name="T55_4"><text:s/></text:span><text:span text:style-name="T55_5">biggest</text:span><text:span text:style-name="T55_6"><text:s/></text:span><text:span text:style-name="T55_7">problems</text:span><text:span text:style-name="T55_8"><text:s/></text:span><text:span text:style-name="T55_9">were</text:span><text:span text:style-name="T55_10"><text:s/></text:span><text:span text:style-name="T55_11">FR</text:span><text:span text:style-name="T55_12">01/</text:span><text:span text:style-name="T55_13">FR</text:span><text:span text:style-name="T55_14">02<text:s/></text:span><text:span text:style-name="T55_15">and</text:span><text:span text:style-name="T55_16"><text:s/></text:span><text:span text:style-name="T55_17">QR</text:span><text:span text:style-name="T55_18">03<text:s/></text:span><text:span text:style-name="T55_19">we</text:span><text:span text:style-name="T55_20"><text:s/></text:span><text:span text:style-name="T55_21">would</text:span><text:span text:style-name="T55_22"><text:s/></text:span><text:span text:style-name="T55_23">have</text:span><text:span text:style-name="T55_24"><text:s/></text:span><text:span text:style-name="T55_25">spent</text:span><text:span text:style-name="T55_26"><text:s/></text:span><text:span text:style-name="T55_27">more</text:span><text:span text:style-name="T55_28"><text:s/></text:span><text:span text:style-name="T55_29">time</text:span><text:span text:style-name="T55_30"><text:s/></text:span><text:span text:style-name="T55_31">trying</text:span><text:span text:style-name="T55_32"><text:s/></text:span><text:span text:style-name="T55_33">to</text:span><text:span text:style-name="T55_34"><text:s/></text:span><text:span text:style-name="T55_35">understand</text:span><text:span text:style-name="T55_36"><text:s/></text:span><text:span text:style-name="T55_37">these</text:span><text:span text:style-name="T55_38"><text:s/></text:span><text:span text:style-name="T55_39">requirements</text:span><text:span text:style-name="T55_40"><text:s/></text:span><text:span text:style-name="T55_41">better</text:span><text:span text:style-name="T55_42"><text:s/></text:span><text:span text:style-name="T55_43">before</text:span><text:span text:style-name="T55_44"><text:s/></text:span><text:span text:style-name="T55_45">beginning</text:span><text:span text:style-name="T55_46"><text:s/></text:span><text:span text:style-name="T55_47">the</text:span><text:span text:style-name="T55_48"><text:s/></text:span><text:span text:style-name="T55_49">implementation</text:span><text:span text:style-name="T55_50">.<text:s/></text:span><text:span text:style-name="T55_51">We</text:span><text:span text:style-name="T55_52"><text:s/></text:span><text:span text:style-name="T55_53">could</text:span><text:span text:style-name="T55_54"><text:s/></text:span><text:span text:style-name="T55_55">have</text:span><text:span text:style-name="T55_56"><text:s/></text:span><text:span text:style-name="T55_57">asked</text:span><text:span text:style-name="T55_58"><text:s/></text:span><text:span text:style-name="T55_59">our</text:span><text:span text:style-name="T55_60"><text:s/></text:span><text:span text:style-name="T55_61">supervisor</text:span><text:span text:style-name="T55_62"><text:s/></text:span><text:span text:style-name="T55_63">more</text:span><text:span text:style-name="T55_64"><text:s/></text:span><text:span text:style-name="T55_65">about</text:span><text:span text:style-name="T55_66"><text:s/></text:span><text:span text:style-name="T55_67">this</text:span><text:span text:style-name="T55_68"><text:s/></text:span><text:span text:style-name="T55_69">in</text:span><text:span text:style-name="T55_70"><text:s/></text:span><text:span text:style-name="T55_71">the</text:span><text:span text:style-name="T55_72"><text:s/></text:span><text:span text:style-name="T55_73">beginning</text:span><text:span text:style-name="T55_74">.</text:span></text:p>
      <text:p text:style-name="P56"/>
      <text:p text:style-name="P57"><text:span text:style-name="T57_1">We</text:span><text:span text:style-name="T57_2"><text:s/></text:span><text:span text:style-name="T57_3">would</text:span><text:span text:style-name="T57_4"><text:s/></text:span><text:span text:style-name="T57_5">have</text:span><text:span text:style-name="T57_6"><text:s/></text:span><text:span text:style-name="T57_7">tried</text:span><text:span text:style-name="T57_8"><text:s/></text:span><text:span text:style-name="T57_9">to</text:span><text:span text:style-name="T57_10"><text:s/></text:span><text:span text:style-name="T57_11">estimate</text:span><text:span text:style-name="T57_12"><text:s/></text:span><text:span text:style-name="T57_13">the</text:span><text:span text:style-name="T57_14"><text:s/></text:span><text:span text:style-name="T57_15">full</text:span><text:span text:style-name="T57_16"><text:s/></text:span><text:span text:style-name="T57_17">project</text:span><text:span text:style-name="T57_18"><text:s/></text:span><text:span text:style-name="T57_19">time</text:span><text:span text:style-name="T57_20"><text:s/></text:span><text:span text:style-name="T57_21">in</text:span><text:span text:style-name="T57_22"><text:s/></text:span><text:span text:style-name="T57_23">a</text:span><text:span text:style-name="T57_24"><text:s/></text:span><text:span text:style-name="T57_25">different</text:span><text:span text:style-name="T57_26"><text:s/></text:span><text:span text:style-name="T57_27">way</text:span><text:span text:style-name="T57_28">.<text:s/></text:span><text:span text:style-name="T57_29">Maybe</text:span><text:span text:style-name="T57_30"><text:s/></text:span><text:span text:style-name="T57_31">with</text:span><text:span text:style-name="T57_32"><text:s/></text:span><text:span text:style-name="T57_33">CoCoMo</text:span><text:span text:style-name="T57_34">.</text:span></text:p>
      <text:p text:style-name="P58"/>
      <text:p text:style-name="P59"/>
      <text:p text:style-name="P60"><text:span text:style-name="T60_1">Characterisation</text:span><text:span text:style-name="T60_2"><text:s/></text:span><text:span text:style-name="T60_3">of</text:span><text:span text:style-name="T60_4"><text:s/></text:span><text:span text:style-name="T60_5">the</text:span><text:span text:style-name="T60_6"><text:s/></text:span><text:span text:style-name="T60_7">project</text:span><text:span text:style-name="T60_8"><text:s/></text:span><text:span text:style-name="T60_9">with</text:span><text:span text:style-name="T60_10"><text:s/></text:span><text:span text:style-name="T60_11">COCOMO</text:span><text:span text:style-name="T60_12"><text:s/></text:span><text:span text:style-name="T60_13">cost</text:span><text:span text:style-name="T60_14"><text:s/></text:span><text:span text:style-name="T60_15">drivers</text:span></text:p>
      <text:p text:style-name="P61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62"><text:span text:style-name="T62_1">Cost</text:span><text:span text:style-name="T62_2"><text:s/></text:span><text:span text:style-name="T62_3">driver</text:span><text:span text:style-name="T62_4"><text:s/>(</text:span><text:span text:style-name="T62_5">attribute</text:span><text:span text:style-name="T62_6">)</text:span></text:p>
          </table:table-cell>
          <table:table-cell table:style-name="Cell2">
            <text:p text:style-name="P63"><text:span text:style-name="T63_1">Short</text:span><text:span text:style-name="T63_2"><text:s/></text:span><text:span text:style-name="T63_3">cost</text:span><text:span text:style-name="T63_4"><text:s/></text:span><text:span text:style-name="T63_5">driver</text:span></text:p>
          </table:table-cell>
          <table:table-cell table:style-name="Cell3">
            <text:p text:style-name="P64"><text:span text:style-name="T64_1">Rating</text:span></text:p>
          </table:table-cell>
        </table:table-row>
        <table:table-row table:style-name="Row2">
          <table:table-cell table:style-name="Cell4">
            <text:p text:style-name="P65"><text:span text:style-name="T65_1">Required</text:span><text:span text:style-name="T65_2"><text:s/></text:span><text:span text:style-name="T65_3">software</text:span><text:span text:style-name="T65_4"><text:s/></text:span><text:span text:style-name="T65_5">reliability</text:span></text:p>
          </table:table-cell>
          <table:table-cell table:style-name="Cell5">
            <text:p text:style-name="P66"><text:span text:style-name="T66_1">RELY</text:span></text:p>
          </table:table-cell>
          <table:table-cell table:style-name="Cell6">
            <text:p text:style-name="P67"><text:span text:style-name="T67_1">Low</text:span></text:p>
          </table:table-cell>
        </table:table-row>
        <table:table-row table:style-name="Row3">
          <table:table-cell table:style-name="Cell7">
            <text:p text:style-name="P68"><text:span text:style-name="T68_1">Size</text:span><text:span text:style-name="T68_2"><text:s/></text:span><text:span text:style-name="T68_3">of</text:span><text:span text:style-name="T68_4"><text:s/></text:span><text:span text:style-name="T68_5">application</text:span><text:span text:style-name="T68_6"><text:s/></text:span><text:span text:style-name="T68_7">database</text:span></text:p>
          </table:table-cell>
          <table:table-cell table:style-name="Cell8">
            <text:p text:style-name="P69"><text:span text:style-name="T69_1">DATA</text:span></text:p>
          </table:table-cell>
          <table:table-cell table:style-name="Cell9">
            <text:p text:style-name="P70"><text:span text:style-name="T70_1">Low</text:span></text:p>
          </table:table-cell>
        </table:table-row>
        <table:table-row table:style-name="Row4">
          <table:table-cell table:style-name="Cell10">
            <text:p text:style-name="P71"><text:span text:style-name="T71_1">Complexity</text:span><text:span text:style-name="T71_2"><text:s/></text:span><text:span text:style-name="T71_3">of</text:span><text:span text:style-name="T71_4"><text:s/></text:span><text:span text:style-name="T71_5">the</text:span><text:span text:style-name="T71_6"><text:s/></text:span><text:span text:style-name="T71_7">product</text:span></text:p>
          </table:table-cell>
          <table:table-cell table:style-name="Cell11">
            <text:p text:style-name="P72"><text:span text:style-name="T72_1">CPLX</text:span></text:p>
          </table:table-cell>
          <table:table-cell table:style-name="Cell12">
            <text:p text:style-name="P73"><text:span text:style-name="T73_1">Low</text:span></text:p>
          </table:table-cell>
        </table:table-row>
        <table:table-row table:style-name="Row5">
          <table:table-cell table:style-name="Cell13">
            <text:p text:style-name="P74"><text:span text:style-name="T74_1">Run</text:span><text:span text:style-name="T74_2">-</text:span><text:span text:style-name="T74_3">time</text:span><text:span text:style-name="T74_4"><text:s/></text:span><text:span text:style-name="T74_5">performance</text:span><text:span text:style-name="T74_6"><text:s/></text:span><text:span text:style-name="T74_7">constraints</text:span></text:p>
          </table:table-cell>
          <table:table-cell table:style-name="Cell14">
            <text:p text:style-name="P75"><text:span text:style-name="T75_1">TIME</text:span></text:p>
          </table:table-cell>
          <table:table-cell table:style-name="Cell15">
            <text:p text:style-name="P76"><text:span text:style-name="T76_1">Nominal</text:span></text:p>
          </table:table-cell>
        </table:table-row>
        <table:table-row table:style-name="Row6">
          <table:table-cell table:style-name="Cell16">
            <text:p text:style-name="P77"><text:span text:style-name="T77_1">Memory</text:span><text:span text:style-name="T77_2"><text:s/></text:span><text:span text:style-name="T77_3">constraints</text:span></text:p>
          </table:table-cell>
          <table:table-cell table:style-name="Cell17">
            <text:p text:style-name="P78"><text:span text:style-name="T78_1">STOR</text:span></text:p>
          </table:table-cell>
          <table:table-cell table:style-name="Cell18">
            <text:p text:style-name="P79"><text:span text:style-name="T79_1">Nominal</text:span></text:p>
          </table:table-cell>
        </table:table-row>
        <table:table-row table:style-name="Row7">
          <table:table-cell table:style-name="Cell19">
            <text:p text:style-name="P80"><text:span text:style-name="T80_1">Volatility</text:span><text:span text:style-name="T80_2"><text:s/></text:span><text:span text:style-name="T80_3">of</text:span><text:span text:style-name="T80_4"><text:s/></text:span><text:span text:style-name="T80_5">the</text:span><text:span text:style-name="T80_6"><text:s/></text:span><text:span text:style-name="T80_7">virtual</text:span><text:span text:style-name="T80_8"><text:s/></text:span><text:span text:style-name="T80_9">machine</text:span><text:span text:style-name="T80_10"><text:s/></text:span><text:span text:style-name="T80_11">environment</text:span></text:p>
          </table:table-cell>
          <table:table-cell table:style-name="Cell20">
            <text:p text:style-name="P81"><text:span text:style-name="T81_1">VIRT</text:span></text:p>
          </table:table-cell>
          <table:table-cell table:style-name="Cell21">
            <text:p text:style-name="P82"><text:span text:style-name="T82_1">Low</text:span></text:p>
          </table:table-cell>
        </table:table-row>
        <table:table-row table:style-name="Row8">
          <table:table-cell table:style-name="Cell22">
            <text:p text:style-name="P83"><text:span text:style-name="T83_1">Required</text:span><text:span text:style-name="T83_2"><text:s/></text:span><text:span text:style-name="T83_3">turnabout</text:span><text:span text:style-name="T83_4"><text:s/></text:span><text:span text:style-name="T83_5">time</text:span></text:p>
          </table:table-cell>
          <table:table-cell table:style-name="Cell23">
            <text:p text:style-name="P84"><text:span text:style-name="T84_1">TURN</text:span></text:p>
          </table:table-cell>
          <table:table-cell table:style-name="Cell24">
            <text:p text:style-name="P85"><text:span text:style-name="T85_1">Low</text:span></text:p>
          </table:table-cell>
        </table:table-row>
        <table:table-row table:style-name="Row9">
          <table:table-cell table:style-name="Cell25">
            <text:p text:style-name="P86"><text:span text:style-name="T86_1">Analyst</text:span><text:span text:style-name="T86_2"><text:s/></text:span><text:span text:style-name="T86_3">capability</text:span></text:p>
          </table:table-cell>
          <table:table-cell table:style-name="Cell26">
            <text:p text:style-name="P87"><text:span text:style-name="T87_1">ACAP</text:span></text:p>
          </table:table-cell>
          <table:table-cell table:style-name="Cell27">
            <text:p text:style-name="P88"><text:span text:style-name="T88_1">Nominal</text:span></text:p>
          </table:table-cell>
        </table:table-row>
        <table:table-row table:style-name="Row10">
          <table:table-cell table:style-name="Cell28">
            <text:p text:style-name="P89"><text:span text:style-name="T89_1">Applications</text:span><text:span text:style-name="T89_2"><text:s/></text:span><text:span text:style-name="T89_3">experience</text:span></text:p>
          </table:table-cell>
          <table:table-cell table:style-name="Cell29">
            <text:p text:style-name="P90"><text:span text:style-name="T90_1">AEXP</text:span></text:p>
          </table:table-cell>
          <table:table-cell table:style-name="Cell30">
            <text:p text:style-name="P91"><text:span text:style-name="T91_1">Nominal</text:span></text:p>
          </table:table-cell>
        </table:table-row>
        <table:table-row table:style-name="Row11">
          <table:table-cell table:style-name="Cell31">
            <text:p text:style-name="P92"><text:span text:style-name="T92_1">Software</text:span><text:span text:style-name="T92_2"><text:s/></text:span><text:span text:style-name="T92_3">engineer</text:span><text:span text:style-name="T92_4"><text:s/></text:span><text:span text:style-name="T92_5">capability</text:span></text:p>
          </table:table-cell>
          <table:table-cell table:style-name="Cell32">
            <text:p text:style-name="P93"><text:span text:style-name="T93_1">PCAP</text:span></text:p>
          </table:table-cell>
          <table:table-cell table:style-name="Cell33">
            <text:p text:style-name="P94"><text:span text:style-name="T94_1">High</text:span></text:p>
          </table:table-cell>
        </table:table-row>
        <table:table-row table:style-name="Row12">
          <table:table-cell table:style-name="Cell34">
            <text:p text:style-name="P95"><text:span text:style-name="T95_1">Virtual</text:span><text:span text:style-name="T95_2"><text:s/></text:span><text:span text:style-name="T95_3">machine</text:span><text:span text:style-name="T95_4"><text:s/></text:span><text:span text:style-name="T95_5">experience</text:span></text:p>
          </table:table-cell>
          <table:table-cell table:style-name="Cell35">
            <text:p text:style-name="P96"><text:span text:style-name="T96_1">VEXP</text:span></text:p>
          </table:table-cell>
          <table:table-cell table:style-name="Cell36">
            <text:p text:style-name="P97"><text:span text:style-name="T97_1">Nominal</text:span></text:p>
          </table:table-cell>
        </table:table-row>
        <table:table-row table:style-name="Row13">
          <table:table-cell table:style-name="Cell37">
            <text:p text:style-name="P98"><text:span text:style-name="T98_1">Programming</text:span><text:span text:style-name="T98_2"><text:s/></text:span><text:span text:style-name="T98_3">language</text:span><text:span text:style-name="T98_4"><text:s/></text:span><text:span text:style-name="T98_5">experience</text:span></text:p>
          </table:table-cell>
          <table:table-cell table:style-name="Cell38">
            <text:p text:style-name="P99"><text:span text:style-name="T99_1">LEXP</text:span></text:p>
          </table:table-cell>
          <table:table-cell table:style-name="Cell39">
            <text:p text:style-name="P100"><text:span text:style-name="T100_1">High</text:span></text:p>
          </table:table-cell>
        </table:table-row>
        <table:table-row table:style-name="Row14">
          <table:table-cell table:style-name="Cell40">
            <text:p text:style-name="P101"><text:span text:style-name="T101_1">Application</text:span><text:span text:style-name="T101_2"><text:s/></text:span><text:span text:style-name="T101_3">of</text:span><text:span text:style-name="T101_4"><text:s/></text:span><text:span text:style-name="T101_5">software</text:span><text:span text:style-name="T101_6"><text:s/></text:span><text:span text:style-name="T101_7">engineering</text:span><text:span text:style-name="T101_8"><text:s/></text:span><text:span text:style-name="T101_9">methods</text:span></text:p>
          </table:table-cell>
          <table:table-cell table:style-name="Cell41">
            <text:p text:style-name="P102"><text:span text:style-name="T102_1">MODP</text:span></text:p>
          </table:table-cell>
          <table:table-cell table:style-name="Cell42">
            <text:p text:style-name="P103"><text:span text:style-name="T103_1">High</text:span></text:p>
          </table:table-cell>
        </table:table-row>
        <table:table-row table:style-name="Row15">
          <table:table-cell table:style-name="Cell43">
            <text:p text:style-name="P104"><text:span text:style-name="T104_1">Use</text:span><text:span text:style-name="T104_2"><text:s/></text:span><text:span text:style-name="T104_3">of</text:span><text:span text:style-name="T104_4"><text:s/></text:span><text:span text:style-name="T104_5">software</text:span><text:span text:style-name="T104_6"><text:s/></text:span><text:span text:style-name="T104_7">tools</text:span></text:p>
          </table:table-cell>
          <table:table-cell table:style-name="Cell44">
            <text:p text:style-name="P105"><text:span text:style-name="T105_1">TOOL</text:span></text:p>
          </table:table-cell>
          <table:table-cell table:style-name="Cell45">
            <text:p text:style-name="P106"><text:span text:style-name="T106_1">High</text:span></text:p>
          </table:table-cell>
        </table:table-row>
        <table:table-row table:style-name="Row16">
          <table:table-cell table:style-name="Cell46">
            <text:p text:style-name="P107"><text:span text:style-name="T107_1">Required</text:span><text:span text:style-name="T107_2"><text:s/></text:span><text:span text:style-name="T107_3">development</text:span><text:span text:style-name="T107_4"><text:s/></text:span><text:span text:style-name="T107_5">schedule</text:span></text:p>
          </table:table-cell>
          <table:table-cell table:style-name="Cell47">
            <text:p text:style-name="P108"><text:span text:style-name="T108_1">SCED</text:span></text:p>
          </table:table-cell>
          <table:table-cell table:style-name="Cell48">
            <text:p text:style-name="P109"><text:span text:style-name="T109_1">Nominal</text:span></text:p>
          </table:table-cell>
        </table:table-row>
        <table:table-row table:style-name="Row17">
          <table:table-cell table:style-name="Cell49">
            <text:p text:style-name="P110"><text:span text:style-name="T110_1">Lines</text:span><text:span text:style-name="T110_2"><text:s/></text:span><text:span text:style-name="T110_3">of</text:span><text:span text:style-name="T110_4"><text:s/></text:span><text:span text:style-name="T110_5">code</text:span></text:p>
          </table:table-cell>
          <table:table-cell table:style-name="Cell50">
            <text:p text:style-name="P111"><text:span text:style-name="T111_1">LOC</text:span></text:p>
          </table:table-cell>
          <table:table-cell table:style-name="Cell51">
            <text:p text:style-name="P112"><text:span text:style-name="T112_1">0.78<text:s/></text:span><text:span text:style-name="T112_2">KLOC</text:span></text:p>
          </table:table-cell>
        </table:table-row>
        <table:table-row table:style-name="Row18">
          <table:table-cell table:style-name="Cell52">
            <text:p text:style-name="P113"><text:span text:style-name="T113_1">Actual</text:span><text:span text:style-name="T113_2"><text:s/></text:span><text:span text:style-name="T113_3">effort</text:span></text:p>
          </table:table-cell>
          <table:table-cell table:style-name="Cell53">
            <text:p text:style-name="P114"><text:span text:style-name="T114_1">ACT</text:span><text:span text:style-name="T114_2">_</text:span><text:span text:style-name="T114_3">EFFORT</text:span></text:p>
          </table:table-cell>
          <table:table-cell table:style-name="Cell54">
            <text:p text:style-name="P115"><text:span text:style-name="T115_1">0.39<text:s/></text:span><text:span text:style-name="T115_2">person</text:span><text:span text:style-name="T115_3"><text:s/></text:span><text:span text:style-name="T115_4">months</text:span></text:p>
          </table:table-cell>
        </table:table-row>
      </table:table>
      <text:p text:style-name="P116"/>
      <text:p text:style-name="P117"/>
      <text:p text:style-name="P118"><text:span text:style-name="T118_1">Comparison</text:span><text:span text:style-name="T118_2"><text:s/></text:span><text:span text:style-name="T118_3">of</text:span><text:span text:style-name="T118_4"><text:s/></text:span><text:span text:style-name="T118_5">actual</text:span><text:span text:style-name="T118_6"><text:s/></text:span><text:span text:style-name="T118_7">effort</text:span><text:span text:style-name="T118_8"><text:s/></text:span><text:span text:style-name="T118_9">to</text:span><text:span text:style-name="T118_10"><text:s/></text:span><text:span text:style-name="T118_11">effort</text:span><text:span text:style-name="T118_12"><text:s/></text:span><text:span text:style-name="T118_13">prediction</text:span></text:p>
      <text:p text:style-name="P119"/>
      <table:table table:style-name="Table2">
        <table:table-column table:style-name="Column4"/>
        <table:table-column table:style-name="Column5"/>
        <table:table-column table:style-name="Column6"/>
        <table:table-column table:style-name="Column7"/>
        <table:table-row table:style-name="Row19">
          <table:table-cell table:style-name="Cell55">
            <text:p text:style-name="P120"><text:span text:style-name="T120_1">Task</text:span></text:p>
          </table:table-cell>
          <table:table-cell table:style-name="Cell56">
            <text:p text:style-name="P121"><text:span text:style-name="T121_1">Estimation</text:span></text:p>
          </table:table-cell>
          <table:table-cell table:style-name="Cell57">
            <text:p text:style-name="P122"><text:span text:style-name="T122_1">Reality</text:span></text:p>
          </table:table-cell>
          <table:table-cell table:style-name="Cell58">
            <text:p text:style-name="P123"><text:span text:style-name="T123_1">Percentage</text:span><text:span text:style-name="T123_2"><text:s/>(</text:span><text:span text:style-name="T123_3">Reality</text:span><text:span text:style-name="T123_4">/</text:span><text:span text:style-name="T123_5">Estimation</text:span><text:span text:style-name="T123_6">)</text:span></text:p>
          </table:table-cell>
        </table:table-row>
        <table:table-row table:style-name="Row20">
          <table:table-cell table:style-name="Cell59">
            <text:p text:style-name="P124"><text:span text:style-name="T124_1">TV</text:span><text:span text:style-name="T124_2">1</text:span></text:p>
          </table:table-cell>
          <table:table-cell table:style-name="Cell60">
            <text:p text:style-name="P125"><text:span text:style-name="T125_1">62<text:s/></text:span><text:span text:style-name="T125_2">hours</text:span></text:p>
          </table:table-cell>
          <table:table-cell table:style-name="Cell61">
            <text:p text:style-name="P126"><text:span text:style-name="T126_1">22<text:s/></text:span><text:span text:style-name="T126_2">hours</text:span></text:p>
          </table:table-cell>
          <table:table-cell table:style-name="Cell62">
            <text:p text:style-name="P127"><text:span text:style-name="T127_1">35%</text:span></text:p>
          </table:table-cell>
        </table:table-row>
        <table:table-row table:style-name="Row21">
          <table:table-cell table:style-name="Cell63">
            <text:p text:style-name="P128"><text:span text:style-name="T128_1">TV</text:span><text:span text:style-name="T128_2">2</text:span></text:p>
          </table:table-cell>
          <table:table-cell table:style-name="Cell64">
            <text:p text:style-name="P129"><text:span text:style-name="T129_1">62<text:s/></text:span><text:span text:style-name="T129_2">hours</text:span></text:p>
          </table:table-cell>
          <table:table-cell table:style-name="Cell65">
            <text:p text:style-name="P130"><text:span text:style-name="T130_1">44<text:s/></text:span><text:span text:style-name="T130_2">hours</text:span></text:p>
          </table:table-cell>
          <table:table-cell table:style-name="Cell66">
            <text:p text:style-name="P131"><text:span text:style-name="T131_1">71%</text:span></text:p>
          </table:table-cell>
        </table:table-row>
        <table:table-row table:style-name="Row22">
          <table:table-cell table:style-name="Cell67">
            <text:p text:style-name="P132"><text:span text:style-name="T132_1">TOTAL</text:span></text:p>
          </table:table-cell>
          <table:table-cell table:style-name="Cell68">
            <text:p text:style-name="P133"><text:span text:style-name="T133_1">124<text:s/></text:span><text:span text:style-name="T133_2">hours</text:span></text:p>
          </table:table-cell>
          <table:table-cell table:style-name="Cell69">
            <text:p text:style-name="P134"><text:span text:style-name="T134_1">66<text:s/></text:span><text:span text:style-name="T134_2">hours</text:span></text:p>
          </table:table-cell>
          <table:table-cell table:style-name="Cell70">
            <text:p text:style-name="P135"><text:span text:style-name="T135_1">53%</text:span></text:p>
          </table:table-cell>
        </table:table-row>
      </table:table>
      <text:p text:style-name="P136"/>
      <text:p text:style-name="P137"><text:span text:style-name="T137_1">Estimation</text:span><text:span text:style-name="T137_2"><text:s/></text:span><text:span text:style-name="T137_3">by</text:span><text:span text:style-name="T137_4"><text:s/></text:span><text:span text:style-name="T137_5">analogy</text:span><text:span text:style-name="T137_6"><text:s/></text:span><text:span text:style-name="T137_7">using</text:span><text:span text:style-name="T137_8"><text:s/></text:span><text:span text:style-name="T137_9">our</text:span><text:span text:style-name="T137_10"><text:s/></text:span><text:span text:style-name="T137_11">software</text:span><text:span text:style-name="T137_12"><text:s/></text:span><text:span text:style-name="T137_13">estimated</text:span><text:span text:style-name="T137_14"><text:s/>3.31<text:s/></text:span><text:span text:style-name="T137_15">person</text:span><text:span text:style-name="T137_16"><text:s/></text:span><text:span text:style-name="T137_17">months</text:span><text:span text:style-name="T137_18"><text:s/></text:span><text:span text:style-name="T137_19">or</text:span><text:span text:style-name="T137_20"><text:s/>556.22<text:s/></text:span><text:span text:style-name="T137_21">person</text:span><text:span text:style-name="T137_22"><text:s/></text:span><text:span text:style-name="T137_23">hours</text:span><text:span text:style-name="T137_24">.<text:s/></text:span><text:span text:style-name="T137_25">The</text:span><text:span text:style-name="T137_26"><text:s/></text:span><text:span text:style-name="T137_27">actual</text:span><text:span text:style-name="T137_28"><text:s/></text:span><text:span text:style-name="T137_29">effort</text:span><text:span text:style-name="T137_30"><text:s/></text:span><text:span text:style-name="T137_31">was</text:span><text:span text:style-name="T137_32"><text:s/>0.39<text:s/></text:span><text:span text:style-name="T137_33">person</text:span><text:span text:style-name="T137_34"><text:s/></text:span><text:span text:style-name="T137_35">months</text:span><text:span text:style-name="T137_36"><text:s/></text:span><text:span text:style-name="T137_37">or</text:span><text:span text:style-name="T137_38"><text:s/>66<text:s/></text:span><text:span text:style-name="T137_39">person</text:span><text:span text:style-name="T137_40"><text:s/></text:span><text:span text:style-name="T137_41">hours</text:span><text:span text:style-name="T137_42">.<text:s/></text:span></text:p>
      <text:p text:style-name="P138"/>
      <text:p text:style-name="P139"><text:span text:style-name="T139_1">The</text:span><text:span text:style-name="T139_2"><text:s/></text:span><text:span text:style-name="T139_3">large</text:span><text:span text:style-name="T139_4"><text:s/></text:span><text:span text:style-name="T139_5">difference</text:span><text:span text:style-name="T139_6"><text:s/></text:span><text:span text:style-name="T139_7">is</text:span><text:span text:style-name="T139_8"><text:s/></text:span><text:span text:style-name="T139_9">most</text:span><text:span text:style-name="T139_10"><text:s/></text:span><text:span text:style-name="T139_11">likely</text:span><text:span text:style-name="T139_12"><text:s/></text:span><text:span text:style-name="T139_13">due</text:span><text:span text:style-name="T139_14"><text:s/></text:span><text:span text:style-name="T139_15">to</text:span><text:span text:style-name="T139_16"><text:s/></text:span><text:span text:style-name="T139_17">the</text:span><text:span text:style-name="T139_18"><text:s/></text:span><text:span text:style-name="T139_19">small</text:span><text:span text:style-name="T139_20"><text:s/></text:span><text:span text:style-name="T139_21">size</text:span><text:span text:style-name="T139_22"><text:s/></text:span><text:span text:style-name="T139_23">of</text:span><text:span text:style-name="T139_24"><text:s/></text:span><text:span text:style-name="T139_25">our</text:span><text:span text:style-name="T139_26"><text:s/></text:span><text:span text:style-name="T139_27">project</text:span><text:span text:style-name="T139_28"><text:s/></text:span><text:span text:style-name="T139_29">compared</text:span><text:span text:style-name="T139_30"><text:s/></text:span><text:span text:style-name="T139_31">to</text:span><text:span text:style-name="T139_32"><text:s/></text:span><text:span text:style-name="T139_33">the</text:span><text:span text:style-name="T139_34"><text:s/></text:span><text:span text:style-name="T139_35">projects</text:span><text:span text:style-name="T139_36"><text:s/></text:span><text:span text:style-name="T139_37">in</text:span><text:span text:style-name="T139_38"><text:s/></text:span><text:span text:style-name="T139_39">the</text:span><text:span text:style-name="T139_40"><text:s/></text:span><text:span text:style-name="T139_41">database</text:span><text:span text:style-name="T139_42">.<text:s/></text:span><text:span text:style-name="T139_43">Larger</text:span><text:span text:style-name="T139_44"><text:s/></text:span><text:span text:style-name="T139_45">projects</text:span><text:span text:style-name="T139_46"><text:s/></text:span><text:span text:style-name="T139_47">usually</text:span><text:span text:style-name="T139_48"><text:s/></text:span><text:span text:style-name="T139_49">have</text:span><text:span text:style-name="T139_50"><text:s/></text:span><text:span text:style-name="T139_51">more</text:span><text:span text:style-name="T139_52"><text:s/></text:span><text:span text:style-name="T139_53">people</text:span><text:span text:style-name="T139_54"><text:s/></text:span><text:span text:style-name="T139_55">involved</text:span><text:span text:style-name="T139_56"><text:s/></text:span><text:span text:style-name="T139_57">which</text:span><text:span text:style-name="T139_58"><text:s/></text:span><text:span text:style-name="T139_59">could</text:span><text:span text:style-name="T139_60"><text:s/></text:span><text:span text:style-name="T139_61">lead</text:span><text:span text:style-name="T139_62"><text:s/></text:span><text:span text:style-name="T139_63">to</text:span><text:span text:style-name="T139_64"><text:s/></text:span><text:span text:style-name="T139_65">more</text:span><text:span text:style-name="T139_66"><text:s/></text:span><text:span text:style-name="T139_67">time</text:span><text:span text:style-name="T139_68"><text:s/></text:span><text:span text:style-name="T139_69">consuming</text:span><text:span text:style-name="T139_70"><text:s/></text:span><text:span text:style-name="T139_71">tasks</text:span><text:span text:style-name="T139_7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